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31.76pt"/>
    </style:style>
    <style:style style:name="co2" style:family="table-column">
      <style:table-column-properties fo:break-before="auto" style:column-width="50.26pt"/>
    </style:style>
    <style:style style:name="co3" style:family="table-column">
      <style:table-column-properties fo:break-before="auto" style:column-width="41.24pt"/>
    </style:style>
    <style:style style:name="co4" style:family="table-column">
      <style:table-column-properties fo:break-before="auto" style:column-width="135.75pt"/>
    </style:style>
    <style:style style:name="co5" style:family="table-column">
      <style:table-column-properties fo:break-before="auto" style:column-width="90pt"/>
    </style:style>
    <style:style style:name="co6" style:family="table-column">
      <style:table-column-properties fo:break-before="auto" style:column-width="114.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Cambria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item/part</text:p>
          </table:table-cell>
          <table:table-cell table:style-name="ce1" office:value-type="string" calcext:value-type="string">
            <text:p>CAD Fil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office:annotation draw:style-name="gr1" draw:text-style-name="P2" svg:width="405.75pt" svg:height="42.75pt" svg:x="384.75pt" svg:y="23.24pt" draw:caption-point-x="-11.54pt" draw:caption-point-y="-22.96pt">
              <dc:date>2018-08-16T00:00:00</dc:date>
              <text:p text:style-name="P1">revise if all units are "each item". Some may be packets or lengths</text:p>
              <text:p text:style-name="P1"><text:tab/>-Manolis Karamousadakis</text:p>
            </office:annotation>
            <text:p>unit</text:p>
          </table:table-cell>
          <table:table-cell table:style-name="ce1" office:value-type="string" calcext:value-type="string">
            <text:p>size/specs</text:p>
          </table:table-cell>
          <table:table-cell table:style-name="ce1" office:value-type="string" calcext:value-type="string">
            <text:p>cost per unit</text:p>
          </table:table-cell>
          <table:table-cell table:style-name="ce1" office:value-type="string" calcext:value-type="string">
            <text:p>shipping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link to store (DUTCH)</text:p>
          </table:table-cell>
          <table:table-cell table:style-name="ce1" office:value-type="string" calcext:value-type="string">
            <text:p>remarks</text:p>
          </table:table-cell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1"/>
          <table:table-cell table:style-name="ce7" table:number-columns-repeated="5"/>
          <table:table-cell table:style-name="ce12"/>
          <table:table-cell table:style-name="ce12" table:formula="of:=SUM([.H4:.H199])" office:value-type="string" office:string-value="€973.64" calcext:value-type="string">
            <text:p>€973.64</text:p>
          </table:table-cell>
          <table:table-cell table:style-name="ce1"/>
          <table:table-cell table:style-name="ce29" office:value-type="string" calcext:value-type="string" table:number-columns-spanned="2" table:number-rows-spanned="1">
            <text:p>shipping included?</text:p>
          </table:table-cell>
          <table:covered-table-cell/>
          <table:table-cell table:style-name="ce1" table:number-columns-repeated="6"/>
          <table:table-cell table:number-columns-repeated="1007"/>
        </table:table-row>
        <table:table-row table:style-name="ro1">
          <table:table-cell table:style-name="ce2" office:value-type="string" calcext:value-type="string">
            <text:p>Table frame</text:p>
          </table:table-cell>
          <table:table-cell table:style-name="ce7" table:number-columns-repeated="7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 office:value-type="string" calcext:value-type="string">
            <text:p>posts (40x40 mm T-slot profile)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40*40*800 mm</text:p>
          </table:table-cell>
          <table:table-cell table:style-name="ce7" office:value-type="float" office:value="14.03" calcext:value-type="float">
            <text:p>14.03</text:p>
          </table:table-cell>
          <table:table-cell table:style-name="ce12"/>
          <table:table-cell table:style-name="ce12" table:formula="of:=IF([.C4];[.C4]*[.F4]+[.G4];&quot;&quot;)" office:value-type="float" office:value="84.18" calcext:value-type="float">
            <text:p>€84.18</text:p>
          </table:table-cell>
          <table:table-cell table:style-name="ce24" office:value-type="string" calcext:value-type="string" table:number-columns-spanned="9" table:number-rows-spanned="1">
            <text:p><text:a xlink:href="https://www.techniek-specialist.nl/aluminiumprofielen-specialist/isb-aluminium-profiel-40x40-eco/" xlink:type="simple">https://www.techniek-specialist.nl/aluminiumprofielen-specialist/isb-aluminium-profiel-40x40-eco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1" office:value-type="string" calcext:value-type="string">
            <text:p>sides short (40x40 mm T-slot profile)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40*40*1500 mm</text:p>
          </table:table-cell>
          <table:table-cell table:style-name="ce7" office:value-type="float" office:value="23.94" calcext:value-type="float">
            <text:p>23.94</text:p>
          </table:table-cell>
          <table:table-cell table:style-name="ce12"/>
          <table:table-cell table:style-name="ce12" table:formula="of:=IF([.C5];[.C5]*[.F5]+[.G5];&quot;&quot;)" office:value-type="float" office:value="47.88" calcext:value-type="float">
            <text:p>€47.88</text:p>
          </table:table-cell>
          <table:table-cell table:style-name="ce24" office:value-type="string" calcext:value-type="string" table:number-columns-spanned="9" table:number-rows-spanned="1">
            <text:p><text:a xlink:href="https://www.techniek-specialist.nl/aluminiumprofielen-specialist/isb-aluminium-profiel-40x40-eco/" xlink:type="simple">https://www.techniek-specialist.nl/aluminiumprofielen-specialist/isb-aluminium-profiel-40x40-eco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1" office:value-type="string" calcext:value-type="string">
            <text:p>sides long (40x40 mm T-slot profile)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40*40*2000 mm</text:p>
          </table:table-cell>
          <table:table-cell table:style-name="ce7" office:value-type="float" office:value="31.02" calcext:value-type="float">
            <text:p>31.02</text:p>
          </table:table-cell>
          <table:table-cell table:style-name="ce12"/>
          <table:table-cell table:style-name="ce12" table:formula="of:=IF([.C6];[.C6]*[.F6]+[.G6];&quot;&quot;)" office:value-type="float" office:value="62.04" calcext:value-type="float">
            <text:p>€62.04</text:p>
          </table:table-cell>
          <table:table-cell table:style-name="ce24" office:value-type="string" calcext:value-type="string" table:number-columns-spanned="9" table:number-rows-spanned="1">
            <text:p><text:a xlink:href="https://www.techniek-specialist.nl/aluminiumprofielen-specialist/isb-aluminium-profiel-40x40-eco/" xlink:type="simple">https://www.techniek-specialist.nl/aluminiumprofielen-specialist/isb-aluminium-profiel-40x40-eco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1" office:value-type="string" calcext:value-type="string">
            <text:p>corner fasteners big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stock</text:p>
          </table:table-cell>
          <table:table-cell table:style-name="ce12" office:value-type="float" office:value="5.57" calcext:value-type="float">
            <text:p>€5.57</text:p>
          </table:table-cell>
          <table:table-cell table:style-name="ce12"/>
          <table:table-cell table:style-name="ce12" table:formula="of:=IF([.C7];[.C7]*[.F7]+[.G7];&quot;&quot;)" office:value-type="float" office:value="22.28" calcext:value-type="float">
            <text:p>€22.28</text:p>
          </table:table-cell>
          <table:table-cell table:style-name="ce25" office:value-type="string" calcext:value-type="string">
            <text:p><text:a xlink:href="https://reprapworld.nl/products/mechanical/frame_components/hoekverbinding_30x60_frame_groot/" xlink:type="simple">https://reprapworld.nl/products/mechanical/frame_components/hoekverbinding_30x60_frame_groot/</text:a></text:p>
          </table:table-cell>
          <table:table-cell table:style-name="ce2" office:value-type="string" calcext:value-type="string">
            <text:p>UPDATE</text:p>
          </table:table-cell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1" office:value-type="string" calcext:value-type="string">
            <text:p>corner fasteners small</text:p>
          </table:table-cell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stock</text:p>
          </table:table-cell>
          <table:table-cell table:style-name="ce12" office:value-type="float" office:value="3.25" calcext:value-type="float">
            <text:p>€3.25</text:p>
          </table:table-cell>
          <table:table-cell table:style-name="ce12"/>
          <table:table-cell table:style-name="ce12" table:formula="of:=IF([.C8];[.C8]*[.F8]+[.G8];&quot;&quot;)" office:value-type="float" office:value="39" calcext:value-type="float">
            <text:p>€39.00</text:p>
          </table:table-cell>
          <table:table-cell table:style-name="ce25" office:value-type="string" calcext:value-type="string">
            <text:p><text:a xlink:href="https://reprapworld.nl/products/mechanisch/frame_onderdelen/hoek_connector_30x30_frame_klein/" xlink:type="simple">https://reprapworld.nl/products/mechanisch/frame_onderdelen/hoek_connector_30x30_frame_klein/</text:a></text:p>
          </table:table-cell>
          <table:table-cell table:style-name="ce30" office:value-type="string" calcext:value-type="string" table:number-columns-spanned="3" table:number-rows-spanned="1">
            <text:p>Can also be all big fasteners</text:p>
          </table:table-cell>
          <table:covered-table-cell table:number-columns-repeated="2"/>
          <table:table-cell table:style-name="ce1" table:number-columns-repeated="5"/>
          <table:table-cell table:number-columns-repeated="1007"/>
        </table:table-row>
        <table:table-row table:style-name="ro1">
          <table:table-cell table:style-name="ce1" office:value-type="string" calcext:value-type="string">
            <text:p>cross supports (L profile Alu)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(20*20*2)*1040</text:p>
          </table:table-cell>
          <table:table-cell table:style-name="ce7" office:value-type="string" calcext:value-type="string">
            <text:p>-</text:p>
          </table:table-cell>
          <table:table-cell table:style-name="ce12" table:number-columns-repeated="2"/>
          <table:table-cell table:style-name="ce26" office:value-type="string" calcext:value-type="string" table:number-columns-spanned="9" table:number-rows-spanned="1">
            <text:p><text:a xlink:href="https://metaalcenter.nl/aluminium/aluminium-hoek-profiel/aluminium-hoekprofiel-20-x-20-x-2-mm.html" xlink:type="simple">https://metaalcenter.nl/aluminium/aluminium-hoek-profiel/aluminium-hoekprofiel-20-x-20-x-2-mm.html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1" office:value-type="string" calcext:value-type="string">
            <text:p>screws for supports (M5)</text:p>
          </table:table-cell>
          <table:table-cell table:style-name="ce7"/>
          <table:table-cell table:style-name="ce7" table:formula="of:=[.C9]*2" office:value-type="string" office:string-value="8" calcext:value-type="string">
            <text:p>8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stock</text:p>
          </table:table-cell>
          <table:table-cell table:style-name="ce12" office:value-type="float" office:value="0.12" calcext:value-type="float">
            <text:p>€0.12</text:p>
          </table:table-cell>
          <table:table-cell table:style-name="ce12"/>
          <table:table-cell table:style-name="ce12" table:formula="of:=[.F10]*[.C10]" office:value-type="string" office:string-value="€0.96" calcext:value-type="string">
            <text:p>€0.96</text:p>
          </table:table-cell>
          <table:table-cell table:style-name="ce25" office:value-type="string" calcext:value-type="string">
            <text:p><text:a xlink:href="https://reprapworld.nl/products/mechanical/screws_nuts_and_washers/screws/hex/schroef_m5x20_hex/" xlink:type="simple">https://reprapworld.nl/products/mechanical/screws_nuts_and_washers/screws/hex/schroef_m5x20_hex/</text:a></text:p>
          </table:table-cell>
          <table:table-cell table:style-name="ce2" office:value-type="string" calcext:value-type="string">
            <text:p>UPDATE</text:p>
          </table:table-cell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1" office:value-type="string" calcext:value-type="string">
            <text:p>slide nuts for supports (M5)</text:p>
          </table:table-cell>
          <table:table-cell table:style-name="ce7"/>
          <table:table-cell table:style-name="ce7" table:formula="of:=[.C9]*2" office:value-type="string" office:string-value="8" calcext:value-type="string">
            <text:p>8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stock</text:p>
          </table:table-cell>
          <table:table-cell table:style-name="ce7" office:value-type="string" calcext:value-type="string">
            <text:p>6,53/20 pcs</text:p>
          </table:table-cell>
          <table:table-cell table:style-name="ce12"/>
          <table:table-cell table:style-name="ce12" office:value-type="float" office:value="6.53" calcext:value-type="float">
            <text:p>€6.53</text:p>
          </table:table-cell>
          <table:table-cell table:style-name="ce25" office:value-type="string" calcext:value-type="string">
            <text:p><text:a xlink:href="https://reprapworld.nl/products/mechanisch/schroeven_moeren_en_ringen/moeren/t_slots/slide_nut_m5_fro_30x30_extrusions_20_pieces/" xlink:type="simple">https://reprapworld.nl/products/mechanisch/schroeven_moeren_en_ringen/moeren/t_slots/slide_nut_m5_fro_30x30_extrusions_20_pieces/</text:a></text:p>
          </table:table-cell>
          <table:table-cell table:style-name="ce2" office:value-type="string" calcext:value-type="string">
            <text:p>UPDATE</text:p>
          </table:table-cell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1" office:value-type="string" calcext:value-type="string">
            <text:p>rings for supports (M5)</text:p>
          </table:table-cell>
          <table:table-cell table:style-name="ce7"/>
          <table:table-cell table:style-name="ce7" table:formula="of:=[.C9]*2" office:value-type="string" office:string-value="8" calcext:value-type="string">
            <text:p>8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stock</text:p>
          </table:table-cell>
          <table:table-cell table:style-name="ce7" office:value-type="float" office:value="0.04" calcext:value-type="float">
            <text:p>0.04</text:p>
          </table:table-cell>
          <table:table-cell table:style-name="ce12"/>
          <table:table-cell table:style-name="ce12" table:formula="of:=[.F12]*[.C12]" office:value-type="string" office:string-value="€0.32" calcext:value-type="string">
            <text:p>€0.32</text:p>
          </table:table-cell>
          <table:table-cell table:style-name="ce25" office:value-type="string" calcext:value-type="string">
            <text:p><text:a xlink:href="https://reprapworld.nl/products/mechanical/screws_nuts_and_washers/washers/sluitring_m5_normaal/" xlink:type="simple">https://reprapworld.nl/products/mechanical/screws_nuts_and_washers/washers/sluitring_m5_normaal/</text:a></text:p>
          </table:table-cell>
          <table:table-cell table:style-name="ce2" office:value-type="string" calcext:value-type="string">
            <text:p>UPDATE</text:p>
          </table:table-cell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Water table (simple)</text:p>
          </table:table-cell>
          <table:table-cell table:style-name="ce7" table:number-columns-repeated="7"/>
          <table:table-cell table:style-name="ce1"/>
          <table:table-cell table:style-name="ce2"/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1" office:value-type="string" calcext:value-type="string">
            <text:p>bottom sheet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2000*1000*2 mm</text:p>
          </table:table-cell>
          <table:table-cell table:style-name="ce7" office:value-type="float" office:value="58.3" calcext:value-type="float">
            <text:p>58.3</text:p>
          </table:table-cell>
          <table:table-cell table:style-name="ce12"/>
          <table:table-cell table:style-name="ce12" office:value-type="float" office:value="58.3" calcext:value-type="float">
            <text:p>€58.30</text:p>
          </table:table-cell>
          <table:table-cell table:style-name="ce27" office:value-type="string" calcext:value-type="string">
            <text:p><text:a xlink:href="https://metaalcenter.nl/aluminium/aluminium-plaat/aluminium-plaat2000-x-1000-x-2-mm.html" xlink:type="simple">https://metaalcenter.nl/aluminium/aluminium-plaat/aluminium-plaat2000-x-1000-x-2-mm.html</text:a></text:p>
          </table:table-cell>
          <table:table-cell table:style-name="ce30" office:value-type="string" calcext:value-type="string" table:number-columns-spanned="3" table:number-rows-spanned="1">
            <text:p>CHECK SIZES FOR 2*1,5 m</text:p>
          </table:table-cell>
          <table:covered-table-cell table:number-columns-repeated="2"/>
          <table:table-cell table:style-name="ce1" table:number-columns-repeated="5"/>
          <table:table-cell table:number-columns-repeated="1007"/>
        </table:table-row>
        <table:table-row table:style-name="ro1">
          <table:table-cell table:style-name="ce1" office:value-type="string" calcext:value-type="string">
            <text:p>sides (sheets, later 1 cut in half)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2000*30*2 mm</text:p>
          </table:table-cell>
          <table:table-cell table:style-name="ce7" office:value-type="string" calcext:value-type="string">
            <text:p>-</text:p>
          </table:table-cell>
          <table:table-cell table:style-name="ce12"/>
          <table:table-cell table:style-name="ce12" office:value-type="float" office:value="21.78" calcext:value-type="float">
            <text:p>€21.78</text:p>
          </table:table-cell>
          <table:table-cell table:style-name="ce24" office:value-type="string" calcext:value-type="string" table:number-columns-spanned="8" table:number-rows-spanned="1">
            <text:p><text:a xlink:href="https://metaalcenter.nl/aluminium/aluminium-plat/aluminium-platstaf-30-x-2-mm.html" xlink:type="simple">https://metaalcenter.nl/aluminium/aluminium-plat/aluminium-platstaf-30-x-2-mm.html</text:a></text:p>
          </table:table-cell>
          <table:covered-table-cell table:number-columns-repeated="7"/>
          <table:table-cell table:style-name="ce1"/>
          <table:table-cell table:number-columns-repeated="1007"/>
        </table:table-row>
        <table:table-row table:style-name="ro1">
          <table:table-cell table:style-name="ce1" office:value-type="string" calcext:value-type="string">
            <text:p>grid holders (T profile Alu with cuts)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(25*25*2)*1970</text:p>
          </table:table-cell>
          <table:table-cell table:style-name="ce7" office:value-type="string" calcext:value-type="string">
            <text:p>-</text:p>
          </table:table-cell>
          <table:table-cell table:style-name="ce12"/>
          <table:table-cell table:style-name="ce12" office:value-type="float" office:value="26.13" calcext:value-type="float">
            <text:p>€26.13</text:p>
          </table:table-cell>
          <table:table-cell table:style-name="ce27" office:value-type="string" calcext:value-type="string">
            <text:p><text:a xlink:href="https://metaalcenter.nl/aluminium/aluminium-hoek-profiel/aluminium-hoekprofiel-20-x-20-x-2-mm.html" xlink:type="simple">https://metaalcenter.nl/aluminium/aluminium-hoek-profiel/aluminium-hoekprofiel-20-x-20-x-2-mm.html</text:a></text:p>
          </table:table-cell>
          <table:table-cell table:style-name="ce30" office:value-type="string" calcext:value-type="string" table:number-columns-spanned="2" table:number-rows-spanned="1">
            <text:p>Can also be L profile</text:p>
          </table:table-cell>
          <table:covered-table-cell/>
          <table:table-cell table:style-name="ce1" table:number-columns-repeated="6"/>
          <table:table-cell table:number-columns-repeated="1007"/>
        </table:table-row>
        <table:table-row table:style-name="ro1">
          <table:table-cell table:style-name="ce1" office:value-type="string" calcext:value-type="string">
            <text:p>grid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20*2*1000</text:p>
          </table:table-cell>
          <table:table-cell table:style-name="ce7" office:value-type="string" calcext:value-type="string">
            <text:p>-</text:p>
          </table:table-cell>
          <table:table-cell table:style-name="ce12"/>
          <table:table-cell table:style-name="ce12" office:value-type="float" office:value="38.72" calcext:value-type="float">
            <text:p>€38.72</text:p>
          </table:table-cell>
          <table:table-cell table:style-name="ce24" office:value-type="string" calcext:value-type="string" table:number-columns-spanned="8" table:number-rows-spanned="1">
            <text:p><text:a xlink:href="https://metaalcenter.nl/aluminium/aluminium-plat/aluminium-platstaf-20-x-2-mm.html" xlink:type="simple">https://metaalcenter.nl/aluminium/aluminium-plat/aluminium-platstaf-20-x-2-mm.html</text:a></text:p>
          </table:table-cell>
          <table:covered-table-cell table:number-columns-repeated="7"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style-name="ce7" table:number-columns-repeated="7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2" office:value-type="string" calcext:value-type="string">
            <text:p>Y-axis (long)</text:p>
          </table:table-cell>
          <table:table-cell table:style-name="ce7" table:number-columns-repeated="7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 office:value-type="string" calcext:value-type="string">
            <text:p>Y-rails linear 20X60 profile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2000*20*60 mm</text:p>
          </table:table-cell>
          <table:table-cell table:style-name="ce7" office:value-type="float" office:value="45.54" calcext:value-type="float">
            <text:p>45.54</text:p>
          </table:table-cell>
          <table:table-cell table:style-name="ce12"/>
          <table:table-cell table:style-name="ce12" office:value-type="float" office:value="91.08" calcext:value-type="float">
            <text:p>€91.08</text:p>
          </table:table-cell>
          <table:table-cell table:style-name="ce27" office:value-type="string" calcext:value-type="string">
            <text:p><text:a xlink:href="https://www.techniek-specialist.nl/aluminiumprofielen-specialist/isb-aluminium-profiel-60x20n-o/" xlink:type="simple">https://www.techniek-specialist.nl/aluminiumprofielen-specialist/isb-aluminium-profiel-60x20n-o/</text:a></text:p>
          </table:table-cell>
          <table:table-cell table:style-name="ce29" office:value-type="string" calcext:value-type="string" table:number-columns-spanned="6" table:number-rows-spanned="1">
            <text:p>of https://openbuildspartstore.com/v-slot-20x60-linear-rail/</text:p>
          </table:table-cell>
          <table:covered-table-cell table:number-columns-repeated="5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1" office:value-type="string" calcext:value-type="string">
            <text:p>timing belt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2100 mm T2.5</text:p>
          </table:table-cell>
          <table:table-cell table:style-name="ce7" office:value-type="float" office:value="3.03" calcext:value-type="float">
            <text:p>3.03</text:p>
          </table:table-cell>
          <table:table-cell table:style-name="ce12"/>
          <table:table-cell table:style-name="ce12" office:value-type="float" office:value="6.06" calcext:value-type="float">
            <text:p>€6.06</text:p>
          </table:table-cell>
          <table:table-cell table:style-name="ce26" office:value-type="string" calcext:value-type="string" table:number-columns-spanned="9" table:number-rows-spanned="1">
            <text:p><text:a xlink:href="https://reprapworld.nl/products/lineaire_beweging/distributieriem_1m_x_5mm_2_5mm_pitch_t2_5/" xlink:type="simple">https://reprapworld.nl/products/lineaire_beweging/distributieriem_1m_x_5mm_2_5mm_pitch_t2_5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1" office:value-type="string" calcext:value-type="string">
            <text:p>timing belt pulley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T2.5</text:p>
          </table:table-cell>
          <table:table-cell table:style-name="ce7" office:value-type="float" office:value="3.01" calcext:value-type="float">
            <text:p>3.01</text:p>
          </table:table-cell>
          <table:table-cell table:style-name="ce12"/>
          <table:table-cell table:style-name="ce12" office:value-type="float" office:value="6.02" calcext:value-type="float">
            <text:p>€6.02</text:p>
          </table:table-cell>
          <table:table-cell table:style-name="ce27" office:value-type="string" calcext:value-type="string">
            <text:p><text:a xlink:href="https://reprapworld.nl/products/mechanisch/pulleys/aluminium_tandriemschijf_t2_5/" xlink:type="simple">https://reprapworld.nl/products/mechanisch/pulleys/aluminium_tandriemschijf_t2_5/</text:a></text:p>
          </table:table-cell>
          <table:table-cell table:style-name="ce29" office:value-type="string" calcext:value-type="string" table:number-columns-spanned="3" table:number-rows-spanned="1">
            <text:p>can be 3D printed if needed.</text:p>
          </table:table-cell>
          <table:covered-table-cell table:number-columns-repeated="2"/>
          <table:table-cell table:style-name="ce1" table:number-columns-repeated="5"/>
          <table:table-cell table:number-columns-repeated="1007"/>
        </table:table-row>
        <table:table-row table:style-name="ro1">
          <table:table-cell table:style-name="ce1" office:value-type="string" calcext:value-type="string">
            <text:p>Stepper motors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2.09" calcext:value-type="float">
            <text:p>12.09</text:p>
          </table:table-cell>
          <table:table-cell table:style-name="ce12"/>
          <table:table-cell table:style-name="ce12" office:value-type="float" office:value="24.18" calcext:value-type="float">
            <text:p>€24.18</text:p>
          </table:table-cell>
          <table:table-cell table:style-name="ce27" office:value-type="string" calcext:value-type="string">
            <text:p><text:a xlink:href="https://reprapworld.nl/products/motors_fans/stepper_motors/nema17_stappenmotor_1_8_stap_4_08_kg_cm/" xlink:type="simple">https://reprapworld.nl/products/motors_fans/stepper_motors/nema17_stappenmotor_1_8_stap_4_08_kg_cm/</text:a></text:p>
          </table:table-cell>
          <table:table-cell table:style-name="ce30" office:value-type="string" calcext:value-type="string" table:number-columns-spanned="8" table:number-rows-spanned="1">
            <text:p>Is the torque high enough? Can take the NEMA23: https://reprapworld.nl/products/motoren_fans/stepper_motors/nema23_stepper_motor_1_8_step_12_85_kg_cm/</text:p>
          </table:table-cell>
          <table:covered-table-cell table:number-columns-repeated="7"/>
          <table:table-cell table:number-columns-repeated="1007"/>
        </table:table-row>
        <table:table-row table:style-name="ro1">
          <table:table-cell table:style-name="ce1" office:value-type="string" calcext:value-type="string">
            <text:p>Y gantry plate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from DXF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Build with DFX file</text:p>
          </table:table-cell>
          <table:table-cell table:style-name="ce31" office:value-type="string" calcext:value-type="string" table:number-columns-spanned="3" table:number-rows-spanned="1">
            <text:p>DXF needs to be adjusted</text:p>
          </table:table-cell>
          <table:covered-table-cell table:number-columns-repeated="2"/>
          <table:table-cell table:style-name="ce1" table:number-columns-repeated="5"/>
          <table:table-cell table:number-columns-repeated="1007"/>
        </table:table-row>
        <table:table-row table:style-name="ro1">
          <table:table-cell table:style-name="ce1" office:value-type="string" calcext:value-type="string">
            <text:p>bearing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625ZZ</text:p>
          </table:table-cell>
          <table:table-cell table:style-name="ce7" office:value-type="float" office:value="0.42" calcext:value-type="float">
            <text:p>0.42</text:p>
          </table:table-cell>
          <table:table-cell table:style-name="ce12"/>
          <table:table-cell table:style-name="ce12" office:value-type="float" office:value="0.84" calcext:value-type="float">
            <text:p>€0.84</text:p>
          </table:table-cell>
          <table:table-cell table:style-name="ce24" office:value-type="string" calcext:value-type="string" table:number-columns-spanned="8" table:number-rows-spanned="1">
            <text:p><text:a xlink:href="https://reprapworld.nl/products/mechanical/bearings/afgeschermde_kogellager_625zz/" xlink:type="simple">https://reprapworld.nl/products/mechanical/bearings/afgeschermde_kogellager_625zz/</text:a></text:p>
          </table:table-cell>
          <table:covered-table-cell table:number-columns-repeated="7"/>
          <table:table-cell table:style-name="ce1"/>
          <table:table-cell table:number-columns-repeated="1007"/>
        </table:table-row>
        <table:table-row table:style-name="ro1">
          <table:table-cell table:style-name="ce3" office:value-type="string" calcext:value-type="string">
            <text:p>M3 lock nuts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M3 DIN985</text:p>
          </table:table-cell>
          <table:table-cell table:style-name="ce7" office:value-type="float" office:value="0.04" calcext:value-type="float">
            <text:p>0.04</text:p>
          </table:table-cell>
          <table:table-cell table:style-name="ce12"/>
          <table:table-cell table:style-name="ce12" office:value-type="float" office:value="0.32" calcext:value-type="float">
            <text:p>€0.32</text:p>
          </table:table-cell>
          <table:table-cell table:style-name="ce24" office:value-type="string" calcext:value-type="string" table:number-columns-spanned="9" table:number-rows-spanned="1">
            <text:p><text:a xlink:href="https://reprapworld.nl/products/mechanisch/schroeven_moeren_en_ringen/moeren/nylon_slot/moer_m3_borgmoer/" xlink:type="simple">https://reprapworld.nl/products/mechanisch/schroeven_moeren_en_ringen/moeren/nylon_slot/moer_m3_borgmoer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3" office:value-type="string" calcext:value-type="string">
            <text:p>M3 washers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M3 DIN 125A</text:p>
          </table:table-cell>
          <table:table-cell table:style-name="ce7" office:value-type="float" office:value="0.04" calcext:value-type="float">
            <text:p>0.04</text:p>
          </table:table-cell>
          <table:table-cell table:style-name="ce12"/>
          <table:table-cell table:style-name="ce12" office:value-type="float" office:value="0.32" calcext:value-type="float">
            <text:p>€0.32</text:p>
          </table:table-cell>
          <table:table-cell table:style-name="ce26" office:value-type="string" calcext:value-type="string" table:number-columns-spanned="9" table:number-rows-spanned="1">
            <text:p><text:a xlink:href="https://reprapworld.nl/products/mechanisch/schroeven_moeren_en_ringen/sluitringen/sluitring_m3_normaal/" xlink:type="simple">https://reprapworld.nl/products/mechanisch/schroeven_moeren_en_ringen/sluitringen/sluitring_m3_normaal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1" office:value-type="string" calcext:value-type="string">
            <text:p>M3 bolts (for motor)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M3x30</text:p>
          </table:table-cell>
          <table:table-cell table:style-name="ce7" office:value-type="float" office:value="0.15" calcext:value-type="float">
            <text:p>0.15</text:p>
          </table:table-cell>
          <table:table-cell table:style-name="ce12"/>
          <table:table-cell table:style-name="ce12" office:value-type="float" office:value="1.2" calcext:value-type="float">
            <text:p>€1.20</text:p>
          </table:table-cell>
          <table:table-cell table:style-name="ce24" office:value-type="string" calcext:value-type="string" table:number-columns-spanned="9" table:number-rows-spanned="1">
            <text:p><text:a xlink:href="https://reprapworld.nl/products/mechanical/screws_nuts_and_washers/screws/hex/schroef_m3x30_hex/" xlink:type="simple">https://reprapworld.nl/products/mechanical/screws_nuts_and_washers/screws/hex/schroef_m3x30_hex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1" office:value-type="string" calcext:value-type="string">
            <text:p>slide-in nut (to fasten timing belt)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ISB type 5- M4</text:p>
          </table:table-cell>
          <table:table-cell table:style-name="ce7" office:value-type="float" office:value="0.22" calcext:value-type="float">
            <text:p>0.22</text:p>
          </table:table-cell>
          <table:table-cell table:style-name="ce12"/>
          <table:table-cell table:style-name="ce12" office:value-type="float" office:value="0.88" calcext:value-type="float">
            <text:p>€0.88</text:p>
          </table:table-cell>
          <table:table-cell table:style-name="ce24" office:value-type="string" calcext:value-type="string" table:number-columns-spanned="8" table:number-rows-spanned="1">
            <text:p><text:a xlink:href="https://www.techniek-specialist.nl/aluminiumprofielen-specialist/t-sleuf-inschuifmoer/" xlink:type="simple">https://www.techniek-specialist.nl/aluminiumprofielen-specialist/t-sleuf-inschuifmoer/</text:a></text:p>
          </table:table-cell>
          <table:covered-table-cell table:number-columns-repeated="7"/>
          <table:table-cell table:style-name="ce1"/>
          <table:table-cell table:number-columns-repeated="1007"/>
        </table:table-row>
        <table:table-row table:style-name="ro1">
          <table:table-cell table:style-name="ce1" office:value-type="string" calcext:value-type="string">
            <text:p>M4 bolt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M4*25</text:p>
          </table:table-cell>
          <table:table-cell table:style-name="ce7" office:value-type="float" office:value="0.12" calcext:value-type="float">
            <text:p>0.12</text:p>
          </table:table-cell>
          <table:table-cell table:style-name="ce12"/>
          <table:table-cell table:style-name="ce12" office:value-type="float" office:value="0.48" calcext:value-type="float">
            <text:p>€0.48</text:p>
          </table:table-cell>
          <table:table-cell table:style-name="ce24" office:value-type="string" calcext:value-type="string" table:number-columns-spanned="9" table:number-rows-spanned="1">
            <text:p><text:a xlink:href="https://reprapworld.nl/products/mechanical/screws_nuts_and_washers/screws/hex/schroef_m4x25_hex/" xlink:type="simple">https://reprapworld.nl/products/mechanical/screws_nuts_and_washers/screws/hex/schroef_m4x25_hex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1" office:value-type="string" calcext:value-type="string">
            <text:p>slide-in nut (to fasten rails to frame)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ISB type 5- M4</text:p>
          </table:table-cell>
          <table:table-cell table:style-name="ce7" office:value-type="float" office:value="0.22" calcext:value-type="float">
            <text:p>0.22</text:p>
          </table:table-cell>
          <table:table-cell table:style-name="ce12"/>
          <table:table-cell table:style-name="ce12" office:value-type="float" office:value="2.2" calcext:value-type="float">
            <text:p>€2.20</text:p>
          </table:table-cell>
          <table:table-cell table:style-name="ce24" office:value-type="string" calcext:value-type="string" table:number-columns-spanned="8" table:number-rows-spanned="1">
            <text:p><text:a xlink:href="https://www.techniek-specialist.nl/aluminiumprofielen-specialist/t-sleuf-inschuifmoer/" xlink:type="simple">https://www.techniek-specialist.nl/aluminiumprofielen-specialist/t-sleuf-inschuifmoer/</text:a></text:p>
          </table:table-cell>
          <table:covered-table-cell table:number-columns-repeated="7"/>
          <table:table-cell table:style-name="ce1"/>
          <table:table-cell table:number-columns-repeated="1007"/>
        </table:table-row>
        <table:table-row table:style-name="ro1">
          <table:table-cell table:style-name="ce1" office:value-type="string" calcext:value-type="string">
            <text:p>M4 bolts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M4*25</text:p>
          </table:table-cell>
          <table:table-cell table:style-name="ce7" office:value-type="float" office:value="0.12" calcext:value-type="float">
            <text:p>0.12</text:p>
          </table:table-cell>
          <table:table-cell table:style-name="ce12"/>
          <table:table-cell table:style-name="ce12" office:value-type="float" office:value="1.2" calcext:value-type="float">
            <text:p>€1.20</text:p>
          </table:table-cell>
          <table:table-cell table:style-name="ce24" office:value-type="string" calcext:value-type="string" table:number-columns-spanned="9" table:number-rows-spanned="1">
            <text:p><text:a xlink:href="https://reprapworld.nl/products/mechanical/screws_nuts_and_washers/screws/hex/schroef_m4x25_hex/" xlink:type="simple">https://reprapworld.nl/products/mechanical/screws_nuts_and_washers/screws/hex/schroef_m4x25_hex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2" office:value-type="string" calcext:value-type="string">
            <text:p>Wheel modules</text:p>
          </table:table-cell>
          <table:table-cell table:style-name="ce7"/>
          <table:table-cell table:style-name="ce7" office:value-type="float" office:value="14" calcext:value-type="float">
            <text:p>14</text:p>
          </table:table-cell>
          <table:table-cell table:style-name="ce7" table:number-columns-repeated="3"/>
          <table:table-cell table:style-name="ce12"/>
          <table:table-cell table:style-name="ce12" office:value-type="float" office:value="40.53" calcext:value-type="float">
            <text:p>€40.53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4" office:value-type="string" calcext:value-type="string">
            <text:p>wheel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8" office:value-type="string" calcext:value-type="string">
            <text:p>23 mm outer</text:p>
          </table:table-cell>
          <table:table-cell table:style-name="ce8" office:value-type="float" office:value="2.72" calcext:value-type="float">
            <text:p>2.72</text:p>
          </table:table-cell>
          <table:table-cell table:style-name="ce14"/>
          <table:table-cell table:style-name="ce17"/>
          <table:table-cell table:style-name="ce27" office:value-type="string" calcext:value-type="string">
            <text:p><text:a xlink:href="https://reprapworld.nl/products/mechanisch/kogellagers/625zz_shielded_ball_bearing_23_mm_nylon_wheel/" xlink:type="simple">https://reprapworld.nl/products/mechanisch/kogellagers/625zz_shielded_ball_bearing_23_mm_nylon_wheel/</text:a></text:p>
          </table:table-cell>
          <table:table-cell table:style-name="ce29" office:value-type="string" calcext:value-type="string" table:number-columns-spanned="8" table:number-rows-spanned="1">
            <text:p>CHECK WHETHER THIS IS CHEAPER: https://openbuildspartstore.com/solid-v-wheel-kit/</text:p>
          </table:table-cell>
          <table:covered-table-cell table:number-columns-repeated="7"/>
          <table:table-cell table:number-columns-repeated="1007"/>
        </table:table-row>
        <table:table-row table:style-name="ro1">
          <table:table-cell table:style-name="ce3" office:value-type="string" calcext:value-type="string">
            <text:p>bearing included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5 mm inner</text:p>
          </table:table-cell>
          <table:table-cell table:style-name="ce7" office:value-type="string" calcext:value-type="string">
            <text:p>-</text:p>
          </table:table-cell>
          <table:table-cell table:style-name="ce15"/>
          <table:table-cell table:style-name="ce18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3" office:value-type="string" calcext:value-type="string">
            <text:p>M5 lock nut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M5 DIN 985</text:p>
          </table:table-cell>
          <table:table-cell table:style-name="ce7" office:value-type="float" office:value="0.04" calcext:value-type="float">
            <text:p>0.04</text:p>
          </table:table-cell>
          <table:table-cell table:style-name="ce15"/>
          <table:table-cell table:style-name="ce18"/>
          <table:table-cell table:style-name="ce26" office:value-type="string" calcext:value-type="string" table:number-columns-spanned="9" table:number-rows-spanned="1">
            <text:p><text:a xlink:href="https://reprapworld.nl/products/mechanical/screws_nuts_and_washers/nuts/nylon_lock/moer_m5_borgmoer/" xlink:type="simple">https://reprapworld.nl/products/mechanical/screws_nuts_and_washers/nuts/nylon_lock/moer_m5_borgmoer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3" office:value-type="string" calcext:value-type="string">
            <text:p>M5 washer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M5 DIN 125A</text:p>
          </table:table-cell>
          <table:table-cell table:style-name="ce7" office:value-type="float" office:value="0.04" calcext:value-type="float">
            <text:p>0.04</text:p>
          </table:table-cell>
          <table:table-cell table:style-name="ce15"/>
          <table:table-cell table:style-name="ce18"/>
          <table:table-cell table:style-name="ce26" office:value-type="string" calcext:value-type="string" table:number-columns-spanned="9" table:number-rows-spanned="1">
            <text:p><text:a xlink:href="https://reprapworld.nl/products/mechanical/screws_nuts_and_washers/washers/sluitring_m5_normaal/" xlink:type="simple">https://reprapworld.nl/products/mechanical/screws_nuts_and_washers/washers/sluitring_m5_normaal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3" office:value-type="string" calcext:value-type="string">
            <text:p>Spacer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5,3*10*5 mm</text:p>
          </table:table-cell>
          <table:table-cell table:style-name="ce7" office:value-type="float" office:value="0.22" calcext:value-type="float">
            <text:p>0.22</text:p>
          </table:table-cell>
          <table:table-cell table:style-name="ce15"/>
          <table:table-cell table:style-name="ce18"/>
          <table:table-cell table:style-name="ce27" office:value-type="string" calcext:value-type="string">
            <text:p><text:a xlink:href="https://www.mparts.nl/afstandsbus-rond-ca0158020500" xlink:type="simple">https://www.mparts.nl/afstandsbus-rond-ca0158020500</text:a></text:p>
          </table:table-cell>
          <table:table-cell table:style-name="ce30" office:value-type="string" calcext:value-type="string" table:number-columns-spanned="6" table:number-rows-spanned="1">
            <text:p>or<text:span text:style-name="T1"> https://openbuildspartstore.com/aluminum-spacers-10-pack/</text:span></text:p>
          </table:table-cell>
          <table:covered-table-cell table:number-columns-repeated="5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5" office:value-type="string" calcext:value-type="string">
            <text:p>M5 bolt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9" office:value-type="string" calcext:value-type="string">
            <text:p>35 mm / DIN933</text:p>
          </table:table-cell>
          <table:table-cell table:style-name="ce9" office:value-type="float" office:value="0.1" calcext:value-type="float">
            <text:p>0.1</text:p>
          </table:table-cell>
          <table:table-cell table:style-name="ce16"/>
          <table:table-cell table:style-name="ce19"/>
          <table:table-cell table:style-name="ce26" office:value-type="string" calcext:value-type="string" table:number-columns-spanned="6" table:number-rows-spanned="1">
            <text:p><text:a xlink:href="https://www.zamro.nl/product/81E0C/d933-rvs-a2-tapbout-m5x35-200" xlink:type="simple">https://www.zamro.nl/product/81E0C/d933-rvs-a2-tapbout-m5x35-200</text:a></text:p>
          </table:table-cell>
          <table:covered-table-cell table:number-columns-repeated="5"/>
          <table:table-cell table:style-name="ce1" table:number-columns-repeated="3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X-axis (short/moving)</text:p>
          </table:table-cell>
          <table:table-cell table:style-name="ce1" table:number-columns-repeated="2"/>
          <table:table-cell table:style-name="ce7"/>
          <table:table-cell table:style-name="ce1" table:number-columns-repeated="13"/>
          <table:table-cell table:number-columns-repeated="1007"/>
        </table:table-row>
        <table:table-row table:style-name="ro1">
          <table:table-cell table:style-name="ce1" office:value-type="string" calcext:value-type="string">
            <text:p>linear cross bar (40x40 mm T-slot profile)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40*40*1500 mm</text:p>
          </table:table-cell>
          <table:table-cell table:style-name="ce7" office:value-type="float" office:value="23.94" calcext:value-type="float">
            <text:p>23.94</text:p>
          </table:table-cell>
          <table:table-cell table:style-name="ce12"/>
          <table:table-cell table:style-name="ce12" office:value-type="float" office:value="23.94" calcext:value-type="float">
            <text:p>€23.94</text:p>
          </table:table-cell>
          <table:table-cell table:style-name="ce27" office:value-type="string" calcext:value-type="string">
            <text:p><text:a xlink:href="https://www.techniek-specialist.nl/aluminiumprofielen-specialist/isb-aluminium-profiel-40x40-eco/" xlink:type="simple">https://www.techniek-specialist.nl/aluminiumprofielen-specialist/isb-aluminium-profiel-40x40-eco/</text:a></text:p>
          </table:table-cell>
          <table:table-cell table:style-name="ce30" office:value-type="string" calcext:value-type="string" table:number-columns-spanned="8" table:number-rows-spanned="1">
            <text:p>I this really needed? Can't it be a thinner profile? For instance a flat 40x20 profile: https://www.techniek-specialist.nl/aluminiumprofielen-specialist/isb-aluminium-profiel-20x40n-o/</text:p>
          </table:table-cell>
          <table:covered-table-cell table:number-columns-repeated="7"/>
          <table:table-cell table:number-columns-repeated="1007"/>
        </table:table-row>
        <table:table-row table:style-name="ro1">
          <table:table-cell table:style-name="ce1" office:value-type="string" calcext:value-type="string">
            <text:p>M8 Bolts (to fasten cross bar to Y gantry)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M8*50</text:p>
          </table:table-cell>
          <table:table-cell table:style-name="ce7" office:value-type="float" office:value="0.22" calcext:value-type="float">
            <text:p>0.22</text:p>
          </table:table-cell>
          <table:table-cell table:style-name="ce12"/>
          <table:table-cell table:style-name="ce12" office:value-type="float" office:value="0.44" calcext:value-type="float">
            <text:p>€0.44</text:p>
          </table:table-cell>
          <table:table-cell table:style-name="ce26" office:value-type="string" calcext:value-type="string" table:number-columns-spanned="9" table:number-rows-spanned="1">
            <text:p><text:a xlink:href="https://reprapworld.nl/products/mechanisch/schroeven_moeren_en_ringen/schroeven/philips/schroef_m8x30_philips/" xlink:type="simple">https://reprapworld.nl/products/mechanisch/schroeven_moeren_en_ringen/schroeven/philips/schroef_m8x30_philips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1" office:value-type="string" calcext:value-type="string">
            <text:p>M8 washers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M8 DIN 125A</text:p>
          </table:table-cell>
          <table:table-cell table:style-name="ce7" office:value-type="float" office:value="0.04" calcext:value-type="float">
            <text:p>0.04</text:p>
          </table:table-cell>
          <table:table-cell table:style-name="ce12"/>
          <table:table-cell table:style-name="ce12" office:value-type="float" office:value="0.08" calcext:value-type="float">
            <text:p>€0.08</text:p>
          </table:table-cell>
          <table:table-cell table:style-name="ce24" office:value-type="string" calcext:value-type="string" table:number-columns-spanned="9" table:number-rows-spanned="1">
            <text:p><text:a xlink:href="https://reprapworld.nl/products/mechanical/screws_nuts_and_washers/washers/sluitring_m8_normaal/" xlink:type="simple">https://reprapworld.nl/products/mechanical/screws_nuts_and_washers/washers/sluitring_m8_normaal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1" office:value-type="string" calcext:value-type="string">
            <text:p>2X 40x40 mm double T-slot profile rail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40*40*1500 mm</text:p>
          </table:table-cell>
          <table:table-cell table:style-name="ce7" office:value-type="float" office:value="26.48" calcext:value-type="float">
            <text:p>26.48</text:p>
          </table:table-cell>
          <table:table-cell table:style-name="ce12"/>
          <table:table-cell table:style-name="ce12" office:value-type="float" office:value="52.96" calcext:value-type="float">
            <text:p>€52.96</text:p>
          </table:table-cell>
          <table:table-cell table:style-name="ce27" office:value-type="string" calcext:value-type="string">
            <text:p><text:a xlink:href="https://www.techniek-specialist.nl/aluminiumprofielen-specialist/isb-aluminium-profiel-40x40n-o/" xlink:type="simple">https://www.techniek-specialist.nl/aluminiumprofielen-specialist/isb-aluminium-profiel-40x40n-o/</text:a></text:p>
          </table:table-cell>
          <table:table-cell table:style-name="ce29" office:value-type="string" calcext:value-type="string" table:number-columns-spanned="8" table:number-rows-spanned="1">
            <text:p>This is different from the other rails, it has two 20 mm T-slot profile rails next to eachother.</text:p>
          </table:table-cell>
          <table:covered-table-cell table:number-columns-repeated="7"/>
          <table:table-cell table:number-columns-repeated="1007"/>
        </table:table-row>
        <table:table-row table:style-name="ro1">
          <table:table-cell table:style-name="ce1" office:value-type="string" calcext:value-type="string">
            <text:p>M5 Bolts (to fasten rails to Y gantry)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35 mm / DIN933</text:p>
          </table:table-cell>
          <table:table-cell table:style-name="ce7" office:value-type="float" office:value="0.1" calcext:value-type="float">
            <text:p>0.1</text:p>
          </table:table-cell>
          <table:table-cell table:style-name="ce12"/>
          <table:table-cell table:style-name="ce12" office:value-type="float" office:value="0.8" calcext:value-type="float">
            <text:p>€0.80</text:p>
          </table:table-cell>
          <table:table-cell table:style-name="ce25" office:value-type="string" calcext:value-type="string">
            <text:p><text:a xlink:href="https://www.zamro.nl/product/81E0C/d933-rvs-a2-tapbout-m5x35-200" xlink:type="simple">https://www.zamro.nl/product/81E0C/d933-rvs-a2-tapbout-m5x35-200</text:a></text:p>
          </table:table-cell>
          <table:table-cell table:style-name="ce29" office:value-type="string" calcext:value-type="string" table:number-columns-spanned="2" table:number-rows-spanned="1">
            <text:p>included in big pack</text:p>
          </table:table-cell>
          <table:covered-table-cell/>
          <table:table-cell table:style-name="ce1" table:number-columns-repeated="6"/>
          <table:table-cell table:number-columns-repeated="1007"/>
        </table:table-row>
        <table:table-row table:style-name="ro1">
          <table:table-cell table:style-name="ce1" office:value-type="string" calcext:value-type="string">
            <text:p>M5 washers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M5 DIN 125A</text:p>
          </table:table-cell>
          <table:table-cell table:style-name="ce7" office:value-type="float" office:value="0.04" calcext:value-type="float">
            <text:p>0.04</text:p>
          </table:table-cell>
          <table:table-cell table:style-name="ce12"/>
          <table:table-cell table:style-name="ce12" office:value-type="float" office:value="0.32" calcext:value-type="float">
            <text:p>€0.32</text:p>
          </table:table-cell>
          <table:table-cell table:style-name="ce26" office:value-type="string" calcext:value-type="string" table:number-columns-spanned="9" table:number-rows-spanned="1">
            <text:p><text:a xlink:href="https://reprapworld.nl/products/mechanical/screws_nuts_and_washers/washers/sluitring_m5_normaal/" xlink:type="simple">https://reprapworld.nl/products/mechanical/screws_nuts_and_washers/washers/sluitring_m5_normaal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1" office:value-type="string" calcext:value-type="string">
            <text:p>timing belt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1600 mm T2.5</text:p>
          </table:table-cell>
          <table:table-cell table:style-name="ce7" office:value-type="float" office:value="3.03" calcext:value-type="float">
            <text:p>3.03</text:p>
          </table:table-cell>
          <table:table-cell table:style-name="ce12"/>
          <table:table-cell table:style-name="ce12" office:value-type="float" office:value="3.03" calcext:value-type="float">
            <text:p>€3.03</text:p>
          </table:table-cell>
          <table:table-cell table:style-name="ce26" office:value-type="string" calcext:value-type="string" table:number-columns-spanned="9" table:number-rows-spanned="1">
            <text:p><text:a xlink:href="https://reprapworld.nl/products/lineaire_beweging/distributieriem_1m_x_5mm_2_5mm_pitch_t2_5/" xlink:type="simple">https://reprapworld.nl/products/lineaire_beweging/distributieriem_1m_x_5mm_2_5mm_pitch_t2_5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1" office:value-type="string" calcext:value-type="string">
            <text:p>slide-in nut (to fasten timing belt)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ISB type 5- M4</text:p>
          </table:table-cell>
          <table:table-cell table:style-name="ce7" office:value-type="float" office:value="0.22" calcext:value-type="float">
            <text:p>0.22</text:p>
          </table:table-cell>
          <table:table-cell table:style-name="ce12"/>
          <table:table-cell table:style-name="ce12" office:value-type="float" office:value="0.44" calcext:value-type="float">
            <text:p>€0.44</text:p>
          </table:table-cell>
          <table:table-cell table:style-name="ce26" office:value-type="string" calcext:value-type="string" table:number-columns-spanned="8" table:number-rows-spanned="1">
            <text:p><text:a xlink:href="https://www.techniek-specialist.nl/aluminiumprofielen-specialist/t-sleuf-inschuifmoer/" xlink:type="simple">https://www.techniek-specialist.nl/aluminiumprofielen-specialist/t-sleuf-inschuifmoer/</text:a></text:p>
          </table:table-cell>
          <table:covered-table-cell table:number-columns-repeated="7"/>
          <table:table-cell table:style-name="ce1"/>
          <table:table-cell table:number-columns-repeated="1007"/>
        </table:table-row>
        <table:table-row table:style-name="ro1">
          <table:table-cell table:style-name="ce1" office:value-type="string" calcext:value-type="string">
            <text:p>M4 bolts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M4*25</text:p>
          </table:table-cell>
          <table:table-cell table:style-name="ce7" office:value-type="float" office:value="0.12" calcext:value-type="float">
            <text:p>0.12</text:p>
          </table:table-cell>
          <table:table-cell table:style-name="ce12"/>
          <table:table-cell table:style-name="ce12" office:value-type="float" office:value="0.24" calcext:value-type="float">
            <text:p>€0.24</text:p>
          </table:table-cell>
          <table:table-cell table:style-name="ce24" office:value-type="string" calcext:value-type="string" table:number-columns-spanned="9" table:number-rows-spanned="1">
            <text:p><text:a xlink:href="https://reprapworld.nl/products/mechanical/screws_nuts_and_washers/screws/hex/schroef_m4x25_hex/" xlink:type="simple">https://reprapworld.nl/products/mechanical/screws_nuts_and_washers/screws/hex/schroef_m4x25_hex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2" office:value-type="string" calcext:value-type="string">
            <text:p>X gantry</text:p>
          </table:table-cell>
          <table:table-cell table:style-name="ce7" table:number-columns-repeated="7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 office:value-type="string" calcext:value-type="string">
            <text:p>X gantry plate front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from DXF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lasercut updated dxf</text:p>
          </table:table-cell>
          <table:table-cell table:style-name="ce31" office:value-type="string" calcext:value-type="string" table:number-columns-spanned="3" table:number-rows-spanned="1">
            <text:p>DXF needs to be adjusted</text:p>
          </table:table-cell>
          <table:covered-table-cell table:number-columns-repeated="2"/>
          <table:table-cell table:style-name="ce1" table:number-columns-repeated="5"/>
          <table:table-cell table:number-columns-repeated="1007"/>
        </table:table-row>
        <table:table-row table:style-name="ro1">
          <table:table-cell table:style-name="ce1" office:value-type="string" calcext:value-type="string">
            <text:p>X gantry plate back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from DXF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lasercut updated dxf</text:p>
          </table:table-cell>
          <table:table-cell table:style-name="ce31" office:value-type="string" calcext:value-type="string" table:number-columns-spanned="3" table:number-rows-spanned="1">
            <text:p>DXF needs to be adjusted</text:p>
          </table:table-cell>
          <table:covered-table-cell table:number-columns-repeated="2"/>
          <table:table-cell table:style-name="ce1" table:number-columns-repeated="5"/>
          <table:table-cell table:number-columns-repeated="1007"/>
        </table:table-row>
        <table:table-row table:style-name="ro1">
          <table:table-cell table:style-name="ce1" office:value-type="string" calcext:value-type="string">
            <text:p>Stepper motor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2.09" calcext:value-type="float">
            <text:p>12.09</text:p>
          </table:table-cell>
          <table:table-cell table:style-name="ce12"/>
          <table:table-cell table:style-name="ce12" office:value-type="float" office:value="12.09" calcext:value-type="float">
            <text:p>€12.09</text:p>
          </table:table-cell>
          <table:table-cell table:style-name="ce27" office:value-type="string" calcext:value-type="string">
            <text:p><text:a xlink:href="https://reprapworld.nl/products/motors_fans/stepper_motors/nema17_stappenmotor_1_8_stap_4_08_kg_cm/" xlink:type="simple">https://reprapworld.nl/products/motors_fans/stepper_motors/nema17_stappenmotor_1_8_stap_4_08_kg_cm/</text:a></text:p>
          </table:table-cell>
          <table:table-cell table:style-name="ce30" office:value-type="string" calcext:value-type="string" table:number-columns-spanned="8" table:number-rows-spanned="1">
            <text:p>Is the torque high enough? <text:span text:style-name="T1">Can take the NEMA23: https://reprapworld.nl/products/motoren_fans/stepper_motors/nema23_stepper_motor_1_8_step_12_85_kg_cm/</text:span></text:p>
          </table:table-cell>
          <table:covered-table-cell table:number-columns-repeated="7"/>
          <table:table-cell table:number-columns-repeated="1007"/>
        </table:table-row>
        <table:table-row table:style-name="ro1">
          <table:table-cell table:style-name="ce1" office:value-type="string" calcext:value-type="string">
            <text:p>timing belt pulley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T2.5</text:p>
          </table:table-cell>
          <table:table-cell table:style-name="ce7" office:value-type="float" office:value="3.01" calcext:value-type="float">
            <text:p>3.01</text:p>
          </table:table-cell>
          <table:table-cell table:style-name="ce12"/>
          <table:table-cell table:style-name="ce12" office:value-type="float" office:value="3.01" calcext:value-type="float">
            <text:p>€3.01</text:p>
          </table:table-cell>
          <table:table-cell table:style-name="ce26" office:value-type="string" calcext:value-type="string" table:number-columns-spanned="7" table:number-rows-spanned="1">
            <text:p><text:a xlink:href="https://reprapworld.nl/products/mechanisch/pulleys/aluminium_tandriemschijf_t2_5/" xlink:type="simple">https://reprapworld.nl/products/mechanisch/pulleys/aluminium_tandriemschijf_t2_5/</text:a></text:p>
          </table:table-cell>
          <table:covered-table-cell table:number-columns-repeated="6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1" office:value-type="string" calcext:value-type="string">
            <text:p>M3 bolts (for motor)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M3x30</text:p>
          </table:table-cell>
          <table:table-cell table:style-name="ce7" office:value-type="float" office:value="0.15" calcext:value-type="float">
            <text:p>0.15</text:p>
          </table:table-cell>
          <table:table-cell table:style-name="ce12"/>
          <table:table-cell table:style-name="ce12" office:value-type="float" office:value="0.6" calcext:value-type="float">
            <text:p>€0.60</text:p>
          </table:table-cell>
          <table:table-cell table:style-name="ce24" office:value-type="string" calcext:value-type="string" table:number-columns-spanned="9" table:number-rows-spanned="1">
            <text:p><text:a xlink:href="https://reprapworld.nl/products/mechanical/screws_nuts_and_washers/screws/hex/schroef_m3x30_hex/" xlink:type="simple">https://reprapworld.nl/products/mechanical/screws_nuts_and_washers/screws/hex/schroef_m3x30_hex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3" office:value-type="string" calcext:value-type="string">
            <text:p>M3 lock nut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M3 DIN985</text:p>
          </table:table-cell>
          <table:table-cell table:style-name="ce7" office:value-type="float" office:value="0.04" calcext:value-type="float">
            <text:p>0.04</text:p>
          </table:table-cell>
          <table:table-cell table:style-name="ce12"/>
          <table:table-cell table:style-name="ce12" office:value-type="float" office:value="0.16" calcext:value-type="float">
            <text:p>€0.16</text:p>
          </table:table-cell>
          <table:table-cell table:style-name="ce24" office:value-type="string" calcext:value-type="string" table:number-columns-spanned="9" table:number-rows-spanned="1">
            <text:p><text:a xlink:href="https://reprapworld.nl/products/mechanisch/schroeven_moeren_en_ringen/moeren/nylon_slot/moer_m3_borgmoer/" xlink:type="simple">https://reprapworld.nl/products/mechanisch/schroeven_moeren_en_ringen/moeren/nylon_slot/moer_m3_borgmoer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3" office:value-type="string" calcext:value-type="string">
            <text:p>M3 washer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M3 DIN 125A</text:p>
          </table:table-cell>
          <table:table-cell table:style-name="ce7" office:value-type="float" office:value="0.04" calcext:value-type="float">
            <text:p>0.04</text:p>
          </table:table-cell>
          <table:table-cell table:style-name="ce12"/>
          <table:table-cell table:style-name="ce12" office:value-type="float" office:value="0.16" calcext:value-type="float">
            <text:p>€0.16</text:p>
          </table:table-cell>
          <table:table-cell table:style-name="ce26" office:value-type="string" calcext:value-type="string" table:number-columns-spanned="9" table:number-rows-spanned="1">
            <text:p><text:a xlink:href="https://reprapworld.nl/products/mechanisch/schroeven_moeren_en_ringen/sluitringen/sluitring_m3_normaal/" xlink:type="simple">https://reprapworld.nl/products/mechanisch/schroeven_moeren_en_ringen/sluitringen/sluitring_m3_normaal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2" office:value-type="string" calcext:value-type="string">
            <text:p>Double wheel modules top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1" table:number-columns-repeated="2"/>
          <table:table-cell table:style-name="ce12"/>
          <table:table-cell table:style-name="ce12" office:value-type="float" office:value="13.64" calcext:value-type="float">
            <text:p>€13.64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4" office:value-type="string" calcext:value-type="string">
            <text:p>wheel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8" office:value-type="string" calcext:value-type="string">
            <text:p>23 mm outer</text:p>
          </table:table-cell>
          <table:table-cell table:style-name="ce8" office:value-type="float" office:value="2.72" calcext:value-type="float">
            <text:p>2.72</text:p>
          </table:table-cell>
          <table:table-cell table:style-name="ce8"/>
          <table:table-cell table:style-name="ce20"/>
          <table:table-cell table:style-name="ce24" office:value-type="string" calcext:value-type="string" table:number-columns-spanned="9" table:number-rows-spanned="1">
            <text:p><text:a xlink:href="https://reprapworld.nl/products/mechanisch/kogellagers/625zz_shielded_ball_bearing_23_mm_nylon_wheel/" xlink:type="simple">https://reprapworld.nl/products/mechanisch/kogellagers/625zz_shielded_ball_bearing_23_mm_nylon_wheel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3" office:value-type="string" calcext:value-type="string">
            <text:p>bearing included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5 mm inner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style-name="ce21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3" office:value-type="string" calcext:value-type="string">
            <text:p>M5 lock nut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M5 DIN 985</text:p>
          </table:table-cell>
          <table:table-cell table:style-name="ce7" office:value-type="float" office:value="0.04" calcext:value-type="float">
            <text:p>0.04</text:p>
          </table:table-cell>
          <table:table-cell table:style-name="ce7"/>
          <table:table-cell table:style-name="ce21"/>
          <table:table-cell table:style-name="ce26" office:value-type="string" calcext:value-type="string" table:number-columns-spanned="9" table:number-rows-spanned="1">
            <text:p><text:a xlink:href="https://reprapworld.nl/products/mechanical/screws_nuts_and_washers/nuts/nylon_lock/moer_m5_borgmoer/" xlink:type="simple">https://reprapworld.nl/products/mechanical/screws_nuts_and_washers/nuts/nylon_lock/moer_m5_borgmoer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3" office:value-type="string" calcext:value-type="string">
            <text:p>M5 washer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M5 DIN 125A</text:p>
          </table:table-cell>
          <table:table-cell table:style-name="ce7" office:value-type="float" office:value="0.04" calcext:value-type="float">
            <text:p>0.04</text:p>
          </table:table-cell>
          <table:table-cell table:style-name="ce7"/>
          <table:table-cell table:style-name="ce21"/>
          <table:table-cell table:style-name="ce26" office:value-type="string" calcext:value-type="string" table:number-columns-spanned="9" table:number-rows-spanned="1">
            <text:p><text:a xlink:href="https://reprapworld.nl/products/mechanical/screws_nuts_and_washers/washers/sluitring_m5_normaal/" xlink:type="simple">https://reprapworld.nl/products/mechanical/screws_nuts_and_washers/washers/sluitring_m5_normaal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3" office:value-type="string" calcext:value-type="string">
            <text:p>Spacer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5,3*10*5 mm</text:p>
          </table:table-cell>
          <table:table-cell table:style-name="ce7" office:value-type="float" office:value="0.22" calcext:value-type="float">
            <text:p>0.22</text:p>
          </table:table-cell>
          <table:table-cell table:style-name="ce7"/>
          <table:table-cell table:style-name="ce21"/>
          <table:table-cell table:style-name="ce26" office:value-type="string" calcext:value-type="string" table:number-columns-spanned="5" table:number-rows-spanned="1">
            <text:p><text:a xlink:href="https://www.mparts.nl/afstandsbus-rond-ca0158020500" xlink:type="simple">https://www.mparts.nl/afstandsbus-rond-ca0158020500</text:a></text:p>
          </table:table-cell>
          <table:covered-table-cell table:number-columns-repeated="4"/>
          <table:table-cell table:style-name="ce1" table:number-columns-repeated="4"/>
          <table:table-cell table:number-columns-repeated="1007"/>
        </table:table-row>
        <table:table-row table:style-name="ro1">
          <table:table-cell table:style-name="ce5" office:value-type="string" calcext:value-type="string">
            <text:p>M5 bolt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9" office:value-type="string" calcext:value-type="string">
            <text:p>35 mm / DIN933</text:p>
          </table:table-cell>
          <table:table-cell table:style-name="ce9" office:value-type="float" office:value="0.1" calcext:value-type="float">
            <text:p>0.1</text:p>
          </table:table-cell>
          <table:table-cell table:style-name="ce9"/>
          <table:table-cell table:style-name="ce22"/>
          <table:table-cell table:style-name="ce27" office:value-type="string" calcext:value-type="string">
            <text:p><text:a xlink:href="https://www.zamro.nl/product/81E0C/d933-rvs-a2-tapbout-m5x35-200" xlink:type="simple">https://www.zamro.nl/product/81E0C/d933-rvs-a2-tapbout-m5x35-200</text:a></text:p>
          </table:table-cell>
          <table:table-cell table:style-name="ce30" office:value-type="string" calcext:value-type="string" table:number-columns-spanned="7" table:number-rows-spanned="1">
            <text:p>Depends on the thickness of the plates. This will do up to 3 mm thickness.</text:p>
          </table:table-cell>
          <table:covered-table-cell table:number-columns-repeated="6"/>
          <table:table-cell table:style-name="ce1"/>
          <table:table-cell table:number-columns-repeated="1007"/>
        </table:table-row>
        <table:table-row table:style-name="ro1">
          <table:table-cell table:style-name="ce2" office:value-type="string" calcext:value-type="string">
            <text:p>Double wheel modules bottom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12"/>
          <table:table-cell table:style-name="ce12" office:value-type="float" office:value="31" calcext:value-type="float">
            <text:p>€31.00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4" office:value-type="string" calcext:value-type="string">
            <text:p>wheel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8" office:value-type="string" calcext:value-type="string">
            <text:p>23 mm outer</text:p>
          </table:table-cell>
          <table:table-cell table:style-name="ce8" office:value-type="float" office:value="2.72" calcext:value-type="float">
            <text:p>2.72</text:p>
          </table:table-cell>
          <table:table-cell table:style-name="ce8"/>
          <table:table-cell table:style-name="ce20"/>
          <table:table-cell table:style-name="ce24" office:value-type="string" calcext:value-type="string" table:number-columns-spanned="9" table:number-rows-spanned="1">
            <text:p><text:a xlink:href="https://reprapworld.nl/products/mechanisch/kogellagers/625zz_shielded_ball_bearing_23_mm_nylon_wheel/" xlink:type="simple">https://reprapworld.nl/products/mechanisch/kogellagers/625zz_shielded_ball_bearing_23_mm_nylon_wheel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3" office:value-type="string" calcext:value-type="string">
            <text:p>bearing included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5 mm inner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style-name="ce21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3" office:value-type="string" calcext:value-type="string">
            <text:p>M5 lock nut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M5 DIN 985</text:p>
          </table:table-cell>
          <table:table-cell table:style-name="ce7" office:value-type="float" office:value="0.04" calcext:value-type="float">
            <text:p>0.04</text:p>
          </table:table-cell>
          <table:table-cell table:style-name="ce7"/>
          <table:table-cell table:style-name="ce21"/>
          <table:table-cell table:style-name="ce26" office:value-type="string" calcext:value-type="string" table:number-columns-spanned="9" table:number-rows-spanned="1">
            <text:p><text:a xlink:href="https://reprapworld.nl/products/mechanical/screws_nuts_and_washers/nuts/nylon_lock/moer_m5_borgmoer/" xlink:type="simple">https://reprapworld.nl/products/mechanical/screws_nuts_and_washers/nuts/nylon_lock/moer_m5_borgmoer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3" office:value-type="string" calcext:value-type="string">
            <text:p>M5 washer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M5 DIN 125A</text:p>
          </table:table-cell>
          <table:table-cell table:style-name="ce7" office:value-type="float" office:value="0.04" calcext:value-type="float">
            <text:p>0.04</text:p>
          </table:table-cell>
          <table:table-cell table:style-name="ce7"/>
          <table:table-cell table:style-name="ce21"/>
          <table:table-cell table:style-name="ce26" office:value-type="string" calcext:value-type="string" table:number-columns-spanned="9" table:number-rows-spanned="1">
            <text:p><text:a xlink:href="https://reprapworld.nl/products/mechanical/screws_nuts_and_washers/washers/sluitring_m5_normaal/" xlink:type="simple">https://reprapworld.nl/products/mechanical/screws_nuts_and_washers/washers/sluitring_m5_normaal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3" office:value-type="string" calcext:value-type="string">
            <text:p>Eccentric spacer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stock</text:p>
          </table:table-cell>
          <table:table-cell table:style-name="ce7" office:value-type="float" office:value="2.3" calcext:value-type="float">
            <text:p>2.3</text:p>
          </table:table-cell>
          <table:table-cell table:style-name="ce7"/>
          <table:table-cell table:style-name="ce21"/>
          <table:table-cell table:style-name="ce26" office:value-type="string" calcext:value-type="string" table:number-columns-spanned="7" table:number-rows-spanned="1">
            <text:p><text:a xlink:href="https://iprototype.nl/products/accessoires/construction/v-slot-eccentric-spacer" xlink:type="simple">https://iprototype.nl/products/accessoires/construction/v-slot-eccentric-spacer</text:a></text:p>
          </table:table-cell>
          <table:covered-table-cell table:number-columns-repeated="6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3" office:value-type="string" calcext:value-type="string">
            <text:p>Spacer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5,3*10*5 mm</text:p>
          </table:table-cell>
          <table:table-cell table:style-name="ce7" office:value-type="float" office:value="0.22" calcext:value-type="float">
            <text:p>0.22</text:p>
          </table:table-cell>
          <table:table-cell table:style-name="ce7"/>
          <table:table-cell table:style-name="ce21"/>
          <table:table-cell table:style-name="ce26" office:value-type="string" calcext:value-type="string" table:number-columns-spanned="5" table:number-rows-spanned="1">
            <text:p><text:a xlink:href="https://www.mparts.nl/afstandsbus-rond-ca0158020500" xlink:type="simple">https://www.mparts.nl/afstandsbus-rond-ca0158020500</text:a></text:p>
          </table:table-cell>
          <table:covered-table-cell table:number-columns-repeated="4"/>
          <table:table-cell table:style-name="ce1" table:number-columns-repeated="4"/>
          <table:table-cell table:number-columns-repeated="1007"/>
        </table:table-row>
        <table:table-row table:style-name="ro1">
          <table:table-cell table:style-name="ce5" office:value-type="string" calcext:value-type="string">
            <text:p>M5 bolt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9" office:value-type="string" calcext:value-type="string">
            <text:p>35 mm / DIN933</text:p>
          </table:table-cell>
          <table:table-cell table:style-name="ce9" office:value-type="float" office:value="0.1" calcext:value-type="float">
            <text:p>0.1</text:p>
          </table:table-cell>
          <table:table-cell table:style-name="ce9"/>
          <table:table-cell table:style-name="ce22"/>
          <table:table-cell table:style-name="ce27" office:value-type="string" calcext:value-type="string">
            <text:p><text:a xlink:href="https://www.zamro.nl/product/81E0C/d933-rvs-a2-tapbout-m5x35-200" xlink:type="simple">https://www.zamro.nl/product/81E0C/d933-rvs-a2-tapbout-m5x35-200</text:a></text:p>
          </table:table-cell>
          <table:table-cell table:style-name="ce30" office:value-type="string" calcext:value-type="string" table:number-columns-spanned="7" table:number-rows-spanned="1">
            <text:p>Depends on the thickness of the plates. This will do up to 3 mm thickness.</text:p>
          </table:table-cell>
          <table:covered-table-cell table:number-columns-repeated="6"/>
          <table:table-cell table:style-name="ce1"/>
          <table:table-cell table:number-columns-repeated="1007"/>
        </table:table-row>
        <table:table-row table:style-name="ro1">
          <table:table-cell table:style-name="ce3" office:value-type="string" calcext:value-type="string">
            <text:p>nut block for lead screw (anti backlash)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8 screw thread</text:p>
          </table:table-cell>
          <table:table-cell table:style-name="ce7"/>
          <table:table-cell/>
          <table:table-cell table:style-name="ce12" office:value-type="float" office:value="10.44" calcext:value-type="float">
            <text:p>€10.44</text:p>
          </table:table-cell>
          <table:table-cell table:style-name="ce25" office:value-type="string" calcext:value-type="string">
            <text:p><text:a xlink:href="http://vslot-europe.com/home/64-anti-backlash-nut-block-for-8mm-metric-acme-lead-screw.html" xlink:type="simple">http://vslot-europe.com/home/64-anti-backlash-nut-block-for-8mm-metric-acme-lead-screw.html</text:a></text:p>
          </table:table-cell>
          <table:table-cell table:style-name="ce2" office:value-type="string" calcext:value-type="string">
            <text:p>Without anti-backlash arm is cheaper and can be bought with other parts: https://iprototype.nl/products/accessoires/construction/8mm-acme-nut-block</text:p>
          </table:table-cell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3" office:value-type="string" calcext:value-type="string">
            <text:p>spacerblocks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from STL</text:p>
          </table:table-cell>
          <table:table-cell table:style-name="ce7"/>
          <table:table-cell/>
          <table:table-cell table:style-name="ce7"/>
          <table:table-cell table:style-name="ce1" office:value-type="string" calcext:value-type="string">
            <text:p>3D print from STL</text:p>
          </table:table-cell>
          <table:table-cell table:style-name="ce27" office:value-type="string" calcext:value-type="string">
            <text:p><text:a xlink:href="https://iprototype.nl/products/accessoires/construction/v-slot-spacerblock" xlink:type="simple">It can be stronge enough from 3D printed PLA right? Otherwise: https://iprototype.nl/products/accessoires/construction/v-slot-spacerblock</text:a></text:p>
          </table:table-cell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6" office:value-type="string" calcext:value-type="string">
            <text:p>Wheel module Z-axis eccentric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/>
          <table:table-cell table:style-name="ce7" table:number-columns-repeated="2"/>
          <table:table-cell/>
          <table:table-cell table:style-name="ce12" office:value-type="float" office:value="20.96" calcext:value-type="float">
            <text:p>€20.96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4" office:value-type="string" calcext:value-type="string">
            <text:p>wheel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8" office:value-type="string" calcext:value-type="string">
            <text:p>23 mm outer</text:p>
          </table:table-cell>
          <table:table-cell table:style-name="ce8" office:value-type="float" office:value="2.72" calcext:value-type="float">
            <text:p>2.72</text:p>
          </table:table-cell>
          <table:table-cell table:style-name="ce10"/>
          <table:table-cell table:style-name="ce20"/>
          <table:table-cell table:style-name="ce24" office:value-type="string" calcext:value-type="string" table:number-columns-spanned="2" table:number-rows-spanned="1">
            <text:p><text:a xlink:href="https://reprapworld.nl/products/mechanisch/kogellagers/625zz_shielded_ball_bearing_23_mm_nylon_wheel/" xlink:type="simple">https://reprapworld.nl/products/mechanisch/kogellagers/625zz_shielded_ball_bearing_23_mm_nylon_wheel/</text:a></text:p>
          </table:table-cell>
          <table:covered-table-cell/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3" office:value-type="string" calcext:value-type="string">
            <text:p>bearing included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5 mm inner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ce21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3" office:value-type="string" calcext:value-type="string">
            <text:p>M5 lock nut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M5 DIN 985</text:p>
          </table:table-cell>
          <table:table-cell table:style-name="ce7" office:value-type="float" office:value="0.04" calcext:value-type="float">
            <text:p>0.04</text:p>
          </table:table-cell>
          <table:table-cell/>
          <table:table-cell table:style-name="ce21"/>
          <table:table-cell table:style-name="ce26" office:value-type="string" calcext:value-type="string" table:number-columns-spanned="2" table:number-rows-spanned="1">
            <text:p><text:a xlink:href="https://reprapworld.nl/products/mechanical/screws_nuts_and_washers/nuts/nylon_lock/moer_m5_borgmoer/" xlink:type="simple">https://reprapworld.nl/products/mechanical/screws_nuts_and_washers/nuts/nylon_lock/moer_m5_borgmoer/</text:a></text:p>
          </table:table-cell>
          <table:covered-table-cell/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3" office:value-type="string" calcext:value-type="string">
            <text:p>M5 washer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M5 DIN 125A</text:p>
          </table:table-cell>
          <table:table-cell table:style-name="ce7" office:value-type="float" office:value="0.04" calcext:value-type="float">
            <text:p>0.04</text:p>
          </table:table-cell>
          <table:table-cell/>
          <table:table-cell table:style-name="ce21"/>
          <table:table-cell table:style-name="ce26" office:value-type="string" calcext:value-type="string" table:number-columns-spanned="2" table:number-rows-spanned="1">
            <text:p><text:a xlink:href="https://reprapworld.nl/products/mechanical/screws_nuts_and_washers/washers/sluitring_m5_normaal/" xlink:type="simple">https://reprapworld.nl/products/mechanical/screws_nuts_and_washers/washers/sluitring_m5_normaal/</text:a></text:p>
          </table:table-cell>
          <table:covered-table-cell/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3" office:value-type="string" calcext:value-type="string">
            <text:p>Eccentric spacer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stock</text:p>
          </table:table-cell>
          <table:table-cell table:style-name="ce7" office:value-type="float" office:value="2.3" calcext:value-type="float">
            <text:p>2.3</text:p>
          </table:table-cell>
          <table:table-cell/>
          <table:table-cell table:style-name="ce21"/>
          <table:table-cell table:style-name="ce26" office:value-type="string" calcext:value-type="string" table:number-columns-spanned="2" table:number-rows-spanned="1">
            <text:p><text:a xlink:href="https://iprototype.nl/products/accessoires/construction/v-slot-eccentric-spacer" xlink:type="simple">https://iprototype.nl/products/accessoires/construction/v-slot-eccentric-spacer</text:a></text:p>
          </table:table-cell>
          <table:covered-table-cell/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5" office:value-type="string" calcext:value-type="string">
            <text:p>M5 bolt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string" calcext:value-type="string">
            <text:p>35 mm / DIN933</text:p>
          </table:table-cell>
          <table:table-cell table:style-name="ce9" office:value-type="float" office:value="0.1" calcext:value-type="float">
            <text:p>0.1</text:p>
          </table:table-cell>
          <table:table-cell table:style-name="ce11"/>
          <table:table-cell table:style-name="ce22"/>
          <table:table-cell table:style-name="ce27" office:value-type="string" calcext:value-type="string">
            <text:p><text:a xlink:href="https://www.zamro.nl/product/81E0C/d933-rvs-a2-tapbout-m5x35-200" xlink:type="simple">https://www.zamro.nl/product/81E0C/d933-rvs-a2-tapbout-m5x35-200</text:a></text:p>
          </table:table-cell>
          <table:table-cell table:style-name="ce2" office:value-type="string" calcext:value-type="string">
            <text:p>Check sizing for all bolts with eccentric spacers</text:p>
          </table:table-cell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6" office:value-type="string" calcext:value-type="string">
            <text:p>Wheel module Z-axis normal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/>
          <table:table-cell table:style-name="ce7" table:number-columns-repeated="2"/>
          <table:table-cell/>
          <table:table-cell table:style-name="ce12" office:value-type="float" office:value="12.64" calcext:value-type="float">
            <text:p>€12.64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4" office:value-type="string" calcext:value-type="string">
            <text:p>wheel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8" office:value-type="string" calcext:value-type="string">
            <text:p>23 mm outer</text:p>
          </table:table-cell>
          <table:table-cell table:style-name="ce8" office:value-type="float" office:value="2.72" calcext:value-type="float">
            <text:p>2.72</text:p>
          </table:table-cell>
          <table:table-cell table:style-name="ce10"/>
          <table:table-cell table:style-name="ce20"/>
          <table:table-cell table:style-name="ce24" office:value-type="string" calcext:value-type="string" table:number-columns-spanned="2" table:number-rows-spanned="1">
            <text:p><text:a xlink:href="https://reprapworld.nl/products/mechanisch/kogellagers/625zz_shielded_ball_bearing_23_mm_nylon_wheel/" xlink:type="simple">https://reprapworld.nl/products/mechanisch/kogellagers/625zz_shielded_ball_bearing_23_mm_nylon_wheel/</text:a></text:p>
          </table:table-cell>
          <table:covered-table-cell/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3" office:value-type="string" calcext:value-type="string">
            <text:p>bearing included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5 mm inner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ce21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3" office:value-type="string" calcext:value-type="string">
            <text:p>M5 lock nut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M5 DIN 985</text:p>
          </table:table-cell>
          <table:table-cell table:style-name="ce7" office:value-type="float" office:value="0.04" calcext:value-type="float">
            <text:p>0.04</text:p>
          </table:table-cell>
          <table:table-cell/>
          <table:table-cell table:style-name="ce21"/>
          <table:table-cell table:style-name="ce26" office:value-type="string" calcext:value-type="string" table:number-columns-spanned="2" table:number-rows-spanned="1">
            <text:p><text:a xlink:href="https://reprapworld.nl/products/mechanical/screws_nuts_and_washers/nuts/nylon_lock/moer_m5_borgmoer/" xlink:type="simple">https://reprapworld.nl/products/mechanical/screws_nuts_and_washers/nuts/nylon_lock/moer_m5_borgmoer/</text:a></text:p>
          </table:table-cell>
          <table:covered-table-cell/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3" office:value-type="string" calcext:value-type="string">
            <text:p>M5 washer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M5 DIN 125A</text:p>
          </table:table-cell>
          <table:table-cell table:style-name="ce7" office:value-type="float" office:value="0.04" calcext:value-type="float">
            <text:p>0.04</text:p>
          </table:table-cell>
          <table:table-cell/>
          <table:table-cell table:style-name="ce21"/>
          <table:table-cell table:style-name="ce26" office:value-type="string" calcext:value-type="string" table:number-columns-spanned="2" table:number-rows-spanned="1">
            <text:p><text:a xlink:href="https://reprapworld.nl/products/mechanical/screws_nuts_and_washers/washers/sluitring_m5_normaal/" xlink:type="simple">https://reprapworld.nl/products/mechanical/screws_nuts_and_washers/washers/sluitring_m5_normaal/</text:a></text:p>
          </table:table-cell>
          <table:covered-table-cell/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3" office:value-type="string" calcext:value-type="string">
            <text:p>Spacer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5,3*10*5 mm</text:p>
          </table:table-cell>
          <table:table-cell table:style-name="ce7" office:value-type="float" office:value="0.22" calcext:value-type="float">
            <text:p>0.22</text:p>
          </table:table-cell>
          <table:table-cell/>
          <table:table-cell table:style-name="ce21"/>
          <table:table-cell table:style-name="ce27" office:value-type="string" calcext:value-type="string">
            <text:p><text:a xlink:href="https://www.mparts.nl/afstandsbus-rond-ca0158020500" xlink:type="simple">https://www.mparts.nl/afstandsbus-rond-ca0158020500</text:a></text:p>
          </table:table-cell>
          <table:table-cell table:style-name="ce1" office:value-type="string" calcext:value-type="string">
            <text:p>Shown as eccentric spacers in the CAD file. Needs to be adjusted.</text:p>
          </table:table-cell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5" office:value-type="string" calcext:value-type="string">
            <text:p>M5 bolt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string" calcext:value-type="string">
            <text:p>35 mm / DIN933</text:p>
          </table:table-cell>
          <table:table-cell table:style-name="ce9" office:value-type="float" office:value="0.1" calcext:value-type="float">
            <text:p>0.1</text:p>
          </table:table-cell>
          <table:table-cell table:style-name="ce11"/>
          <table:table-cell table:style-name="ce22"/>
          <table:table-cell table:style-name="ce26" office:value-type="string" calcext:value-type="string" table:number-columns-spanned="2" table:number-rows-spanned="1">
            <text:p><text:a xlink:href="https://www.zamro.nl/product/81E0C/d933-rvs-a2-tapbout-m5x35-200" xlink:type="simple">https://www.zamro.nl/product/81E0C/d933-rvs-a2-tapbout-m5x35-200</text:a></text:p>
          </table:table-cell>
          <table:covered-table-cell/>
          <table:table-cell table:style-name="ce1" table:number-columns-repeated="7"/>
          <table:table-cell table:number-columns-repeated="1007"/>
        </table:table-row>
        <table:table-row table:style-name="ro1">
          <table:table-cell table:number-columns-repeated="11"/>
          <table:table-cell table:style-name="ce1" table:number-columns-repeated="6"/>
          <table:table-cell table:number-columns-repeated="1007"/>
        </table:table-row>
        <table:table-row table:style-name="ro1">
          <table:table-cell table:style-name="ce2" office:value-type="string" calcext:value-type="string">
            <text:p>Z-axis and gantry</text:p>
          </table:table-cell>
          <table:table-cell table:style-name="ce7" table:number-columns-repeated="4"/>
          <table:table-cell table:style-name="ce1" table:number-columns-repeated="2"/>
          <table:table-cell table:number-columns-repeated="4"/>
          <table:table-cell table:style-name="ce1" table:number-columns-repeated="6"/>
          <table:table-cell table:number-columns-repeated="1007"/>
        </table:table-row>
        <table:table-row table:style-name="ro1">
          <table:table-cell table:style-name="ce1" office:value-type="string" calcext:value-type="string">
            <text:p>Z-rail 20x60N-O aluminium T-slot profile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20x60x280 mm</text:p>
          </table:table-cell>
          <table:table-cell table:style-name="ce12" office:value-type="float" office:value="8.7" calcext:value-type="float">
            <text:p>€8.70</text:p>
          </table:table-cell>
          <table:table-cell/>
          <table:table-cell table:style-name="ce12" office:value-type="float" office:value="8.7" calcext:value-type="float">
            <text:p>€8.70</text:p>
          </table:table-cell>
          <table:table-cell table:style-name="ce24" office:value-type="string" calcext:value-type="string" table:number-columns-spanned="2" table:number-rows-spanned="1">
            <text:p><text:a xlink:href="https://www.techniek-specialist.nl/aluminiumprofielen-specialist/isb-aluminium-profiel-60x20n-o/" xlink:type="simple">https://www.techniek-specialist.nl/aluminiumprofielen-specialist/isb-aluminium-profiel-60x20n-o/</text:a></text:p>
          </table:table-cell>
          <table:covered-table-cell/>
          <table:table-cell/>
          <table:table-cell table:style-name="ce1" table:number-columns-repeated="6"/>
          <table:table-cell table:number-columns-repeated="1007"/>
        </table:table-row>
        <table:table-row table:style-name="ro1">
          <table:table-cell table:style-name="ce1" office:value-type="string" calcext:value-type="string">
            <text:p>horizontal Z gantry plates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from DXF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ce7" table:number-columns-repeated="2"/>
          <table:table-cell table:style-name="ce2" office:value-type="string" calcext:value-type="string">
            <text:p>Aren't there standard parts for this tht we can buy?</text:p>
          </table:table-cell>
          <table:table-cell/>
          <table:table-cell table:style-name="ce1" table:number-columns-repeated="6"/>
          <table:table-cell table:number-columns-repeated="1007"/>
        </table:table-row>
        <table:table-row table:style-name="ro1">
          <table:table-cell table:style-name="ce1" office:value-type="string" calcext:value-type="string">
            <text:p>Stepper motor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Nema23</text:p>
          </table:table-cell>
          <table:table-cell table:style-name="ce7" office:value-type="float" office:value="36.3" calcext:value-type="float">
            <text:p>36.3</text:p>
          </table:table-cell>
          <table:table-cell/>
          <table:table-cell table:style-name="ce12" office:value-type="float" office:value="36.3" calcext:value-type="float">
            <text:p>€36.30</text:p>
          </table:table-cell>
          <table:table-cell table:style-name="ce26" office:value-type="string" calcext:value-type="string" table:number-columns-spanned="2" table:number-rows-spanned="1">
            <text:p><text:a xlink:href="https://reprapworld.nl/products/motoren_fans/stepper_motors/nema23_stepper_motor_1_8_step_12_85_kg_cm/" xlink:type="simple">https://reprapworld.nl/products/motoren_fans/stepper_motors/nema23_stepper_motor_1_8_step_12_85_kg_cm/</text:a></text:p>
          </table:table-cell>
          <table:covered-table-cell/>
          <table:table-cell/>
          <table:table-cell table:style-name="ce1" table:number-columns-repeated="6"/>
          <table:table-cell table:number-columns-repeated="1007"/>
        </table:table-row>
        <table:table-row table:style-name="ro1">
          <table:table-cell table:style-name="ce1" office:value-type="string" calcext:value-type="string">
            <text:p>Flexible coupling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6,35/8 mm</text:p>
          </table:table-cell>
          <table:table-cell table:style-name="ce7" office:value-type="float" office:value="4.22" calcext:value-type="float">
            <text:p>4.22</text:p>
          </table:table-cell>
          <table:table-cell/>
          <table:table-cell table:style-name="ce12" office:value-type="float" office:value="4.22" calcext:value-type="float">
            <text:p>€4.22</text:p>
          </table:table-cell>
          <table:table-cell table:style-name="ce24" office:value-type="string" calcext:value-type="string" table:number-columns-spanned="2" table:number-rows-spanned="1">
            <text:p><text:a xlink:href="https://reprapworld.nl/products/motoren_fans/couplers/flexible_motor_coupling_6_35_mm_8_mm/" xlink:type="simple">https://reprapworld.nl/products/motoren_fans/couplers/flexible_motor_coupling_6_35_mm_8_mm/</text:a></text:p>
          </table:table-cell>
          <table:covered-table-cell/>
          <table:table-cell/>
          <table:table-cell table:style-name="ce1" table:number-columns-repeated="6"/>
          <table:table-cell table:number-columns-repeated="1007"/>
        </table:table-row>
        <table:table-row table:style-name="ro1">
          <table:table-cell table:style-name="ce1" office:value-type="string" calcext:value-type="string">
            <text:p>Lead screw TR8X2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8*30 mm</text:p>
          </table:table-cell>
          <table:table-cell table:style-name="ce7" office:value-type="float" office:value="9.56" calcext:value-type="float">
            <text:p>9.56</text:p>
          </table:table-cell>
          <table:table-cell/>
          <table:table-cell table:style-name="ce12" office:value-type="float" office:value="9.56" calcext:value-type="float">
            <text:p>€9.56</text:p>
          </table:table-cell>
          <table:table-cell table:style-name="ce24" office:value-type="string" calcext:value-type="string" table:number-columns-spanned="2" table:number-rows-spanned="1">
            <text:p><text:a xlink:href="https://reprapworld.nl/products/lineaire_geleiding/spindel_tr8x2_8_mm_2_mm_per_rev_30_cm/" xlink:type="simple">https://reprapworld.nl/products/lineaire_geleiding/spindel_tr8x2_8_mm_2_mm_per_rev_30_cm/</text:a></text:p>
          </table:table-cell>
          <table:covered-table-cell/>
          <table:table-cell/>
          <table:table-cell table:style-name="ce1" table:number-columns-repeated="6"/>
          <table:table-cell table:number-columns-repeated="1007"/>
        </table:table-row>
        <table:table-row table:style-name="ro1">
          <table:table-cell table:style-name="ce1" office:value-type="string" calcext:value-type="string">
            <text:p>Bearing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608ZZ</text:p>
          </table:table-cell>
          <table:table-cell table:style-name="ce7" office:value-type="float" office:value="0.75" calcext:value-type="float">
            <text:p>0.75</text:p>
          </table:table-cell>
          <table:table-cell/>
          <table:table-cell table:style-name="ce12" office:value-type="float" office:value="1.5" calcext:value-type="float">
            <text:p>€1.50</text:p>
          </table:table-cell>
          <table:table-cell table:style-name="ce24" office:value-type="string" calcext:value-type="string" table:number-columns-spanned="2" table:number-rows-spanned="1">
            <text:p><text:a xlink:href="https://reprapworld.nl/products/mechanisch/kogellagers/afgeschermde_kogellager_608zz/" xlink:type="simple">https://reprapworld.nl/products/mechanisch/kogellagers/afgeschermde_kogellager_608zz/</text:a></text:p>
          </table:table-cell>
          <table:covered-table-cell/>
          <table:table-cell/>
          <table:table-cell table:style-name="ce1" table:number-columns-repeated="6"/>
          <table:table-cell table:number-columns-repeated="1007"/>
        </table:table-row>
        <table:table-row table:style-name="ro1">
          <table:table-cell table:style-name="ce1" office:value-type="string" calcext:value-type="string">
            <text:p>Lock collar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8 mm</text:p>
          </table:table-cell>
          <table:table-cell table:style-name="ce7" office:value-type="float" office:value="1.44" calcext:value-type="float">
            <text:p>1.44</text:p>
          </table:table-cell>
          <table:table-cell/>
          <table:table-cell table:style-name="ce12" office:value-type="float" office:value="2.88" calcext:value-type="float">
            <text:p>€2.88</text:p>
          </table:table-cell>
          <table:table-cell table:style-name="ce24" office:value-type="string" calcext:value-type="string" table:number-columns-spanned="2" table:number-rows-spanned="1">
            <text:p><text:a xlink:href="http://vslot-europe.com/home/51-lock-collar-8mm.html" xlink:type="simple">http://vslot-europe.com/home/51-lock-collar-8mm.html</text:a></text:p>
          </table:table-cell>
          <table:covered-table-cell/>
          <table:table-cell/>
          <table:table-cell table:style-name="ce1" table:number-columns-repeated="6"/>
          <table:table-cell table:number-columns-repeated="1007"/>
        </table:table-row>
        <table:table-row table:style-name="ro1">
          <table:table-cell table:style-name="ce1" office:value-type="string" calcext:value-type="string">
            <text:p>M5 bolt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style-name="ce7"/>
          <table:table-cell/>
          <table:table-cell table:style-name="ce12" office:value-type="float" office:value="3.39" calcext:value-type="float">
            <text:p>€3.39</text:p>
          </table:table-cell>
          <table:table-cell table:style-name="ce25" office:value-type="string" calcext:value-type="string">
            <text:p><text:a xlink:href="https://www.gamma.nl/assortiment/gamma-metaalschroef-m5-x-50mm-platkop-verzinkt-15-stuks/p/B458479" xlink:type="simple">https://www.gamma.nl/assortiment/gamma-metaalschroef-m5-x-50mm-platkop-verzinkt-15-stuks/p/B458479</text:a></text:p>
          </table:table-cell>
          <table:table-cell table:style-name="ce1" office:value-type="string" calcext:value-type="string">
            <text:p>Have to buy in set, nuts included</text:p>
          </table:table-cell>
          <table:table-cell/>
          <table:table-cell table:style-name="ce1" table:number-columns-repeated="6"/>
          <table:table-cell table:number-columns-repeated="1007"/>
        </table:table-row>
        <table:table-row table:style-name="ro1">
          <table:table-cell table:style-name="ce1" office:value-type="string" calcext:value-type="string">
            <text:p>Spacer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40 mm</text:p>
          </table:table-cell>
          <table:table-cell table:style-name="ce7"/>
          <table:table-cell/>
          <table:table-cell table:style-name="ce12" office:value-type="float" office:value="4.45" calcext:value-type="float">
            <text:p>€4.45</text:p>
          </table:table-cell>
          <table:table-cell table:style-name="ce25" office:value-type="string" calcext:value-type="string">
            <text:p><text:a xlink:href="https://iprototype.nl/products/accessoires/construction/v-slot-aluminium-spacer-20mm" xlink:type="simple">https://iprototype.nl/products/accessoires/construction/v-slot-aluminium-spacer-20mm</text:a></text:p>
          </table:table-cell>
          <table:table-cell table:style-name="ce7" office:value-type="string" calcext:value-type="string">
            <text:p>cant find 40mm spacers, only when bought per 100 pcs, use 2x20 instead</text:p>
          </table:table-cell>
          <table:table-cell/>
          <table:table-cell table:style-name="ce1" table:number-columns-repeated="6"/>
          <table:table-cell table:number-columns-repeated="1007"/>
        </table:table-row>
        <table:table-row table:style-name="ro1">
          <table:table-cell table:style-name="ce3" office:value-type="string" calcext:value-type="string">
            <text:p>screws (plates to profile)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m5x20</text:p>
          </table:table-cell>
          <table:table-cell table:style-name="ce12" office:value-type="float" office:value="0.12" calcext:value-type="float">
            <text:p>€0.12</text:p>
          </table:table-cell>
          <table:table-cell/>
          <table:table-cell table:style-name="ce12" office:value-type="float" office:value="0.72" calcext:value-type="float">
            <text:p>€0.72</text:p>
          </table:table-cell>
          <table:table-cell table:style-name="ce26" office:value-type="string" calcext:value-type="string" table:number-columns-spanned="2" table:number-rows-spanned="1">
            <text:p><text:a xlink:href="https://reprapworld.nl/products/mechanical/screws_nuts_and_washers/screws/hex/schroef_m5x20_hex/" xlink:type="simple">https://reprapworld.nl/products/mechanical/screws_nuts_and_washers/screws/hex/schroef_m5x20_hex/</text:a></text:p>
          </table:table-cell>
          <table:covered-table-cell/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1" office:value-type="string" calcext:value-type="string">
            <text:p>Z-rail 20x60N-O aluminium T-slot profile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20x60x150 mm</text:p>
          </table:table-cell>
          <table:table-cell table:style-name="ce12" office:value-type="float" office:value="5.91" calcext:value-type="float">
            <text:p>€5.91</text:p>
          </table:table-cell>
          <table:table-cell/>
          <table:table-cell table:style-name="ce12" office:value-type="float" office:value="5.91" calcext:value-type="float">
            <text:p>€5.91</text:p>
          </table:table-cell>
          <table:table-cell table:style-name="ce27" office:value-type="string" calcext:value-type="string">
            <text:p><text:a xlink:href="https://www.techniek-specialist.nl/aluminiumprofielen-specialist/isb-aluminium-profiel-60x20n-o/" xlink:type="simple">https://www.techniek-specialist.nl/aluminiumprofielen-specialist/isb-aluminium-profiel-60x20n-o/</text:a></text:p>
          </table:table-cell>
          <table:table-cell table:style-name="ce29" office:value-type="string" calcext:value-type="string" table:number-columns-spanned="6" table:number-rows-spanned="1">
            <text:p>can be cut from a larger rail instead of ordering separate.</text:p>
          </table:table-cell>
          <table:covered-table-cell table:number-columns-repeated="5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1" office:value-type="string" calcext:value-type="string">
            <text:p>90 degrees corner bracket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for 20x20 profile</text:p>
          </table:table-cell>
          <table:table-cell table:style-name="ce7" office:value-type="float" office:value="3.03" calcext:value-type="float">
            <text:p>3.03</text:p>
          </table:table-cell>
          <table:table-cell/>
          <table:table-cell table:style-name="ce12" office:value-type="float" office:value="12.12" calcext:value-type="float">
            <text:p>€12.12</text:p>
          </table:table-cell>
          <table:table-cell table:style-name="ce24" office:value-type="string" calcext:value-type="string" table:number-columns-spanned="8" table:number-rows-spanned="1">
            <text:p><text:a xlink:href="https://reprapworld.nl/products/mechanisch/frame_onderdelen/hoekverbinding_klein_20x20_frame/" xlink:type="simple">https://reprapworld.nl/products/mechanisch/frame_onderdelen/hoekverbinding_klein_20x20_frame/</text:a></text:p>
          </table:table-cell>
          <table:covered-table-cell table:number-columns-repeated="7"/>
          <table:table-cell table:style-name="ce1"/>
          <table:table-cell table:number-columns-repeated="1007"/>
        </table:table-row>
        <table:table-row table:style-name="ro1">
          <table:table-cell table:style-name="ce1" office:value-type="string" calcext:value-type="string">
            <text:p>9 mm spacers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9 mm</text:p>
          </table:table-cell>
          <table:table-cell table:style-name="ce7" office:value-type="string" calcext:value-type="string">
            <text:p>2,95 /set</text:p>
          </table:table-cell>
          <table:table-cell/>
          <table:table-cell table:style-name="ce12" office:value-type="float" office:value="2.95" calcext:value-type="float">
            <text:p>€2.95</text:p>
          </table:table-cell>
          <table:table-cell table:style-name="ce24" office:value-type="string" calcext:value-type="string" table:number-columns-spanned="8" table:number-rows-spanned="1">
            <text:p><text:a xlink:href="https://iprototype.nl/products/accessoires/construction/v-slot-aluminium-spacer-9mm" xlink:type="simple">https://iprototype.nl/products/accessoires/construction/v-slot-aluminium-spacer-9mm</text:a></text:p>
          </table:table-cell>
          <table:covered-table-cell table:number-columns-repeated="7"/>
          <table:table-cell table:style-name="ce1"/>
          <table:table-cell table:number-columns-repeated="1007"/>
        </table:table-row>
        <table:table-row table:style-name="ro1">
          <table:table-cell table:style-name="ce1" office:value-type="string" calcext:value-type="string">
            <text:p>Mounting plate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3D printed part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ce7" office:value-type="string" calcext:value-type="string">
            <text:p>?</text:p>
          </table:table-cell>
          <table:table-cell table:style-name="ce28" office:value-type="string" calcext:value-type="string" table:number-columns-spanned="6" table:number-rows-spanned="1">
            <text:p>These should probably be redesigned to fit the plasmacutter of choice</text:p>
          </table:table-cell>
          <table:covered-table-cell table:number-columns-repeated="5"/>
          <table:table-cell table:style-name="ce1" table:number-columns-repeated="3"/>
          <table:table-cell table:number-columns-repeated="1007"/>
        </table:table-row>
        <table:table-row table:style-name="ro1">
          <table:table-cell table:style-name="ce6" office:value-type="string" calcext:value-type="string">
            <text:p>Wheel module Z-axis eccentric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/>
          <table:table-cell table:style-name="ce7" table:number-columns-repeated="2"/>
          <table:table-cell/>
          <table:table-cell table:style-name="ce12" office:value-type="float" office:value="15.72" calcext:value-type="float">
            <text:p>€15.72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4" office:value-type="string" calcext:value-type="string">
            <text:p>wheel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23 mm outer</text:p>
          </table:table-cell>
          <table:table-cell table:style-name="ce8" office:value-type="float" office:value="2.72" calcext:value-type="float">
            <text:p>2.72</text:p>
          </table:table-cell>
          <table:table-cell/>
          <table:table-cell table:style-name="ce20"/>
          <table:table-cell table:style-name="ce24" office:value-type="string" calcext:value-type="string" table:number-columns-spanned="8" table:number-rows-spanned="1">
            <text:p><text:a xlink:href="https://reprapworld.nl/products/mechanisch/kogellagers/625zz_shielded_ball_bearing_23_mm_nylon_wheel/" xlink:type="simple">https://reprapworld.nl/products/mechanisch/kogellagers/625zz_shielded_ball_bearing_23_mm_nylon_wheel/</text:a></text:p>
          </table:table-cell>
          <table:covered-table-cell table:number-columns-repeated="7"/>
          <table:table-cell table:style-name="ce1"/>
          <table:table-cell table:number-columns-repeated="1007"/>
        </table:table-row>
        <table:table-row table:style-name="ro1">
          <table:table-cell table:style-name="ce3" office:value-type="string" calcext:value-type="string">
            <text:p>bearing included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5 mm inner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ce21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3" office:value-type="string" calcext:value-type="string">
            <text:p>M5 lock nut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M5 DIN 985</text:p>
          </table:table-cell>
          <table:table-cell table:style-name="ce7" office:value-type="float" office:value="0.04" calcext:value-type="float">
            <text:p>0.04</text:p>
          </table:table-cell>
          <table:table-cell/>
          <table:table-cell table:style-name="ce21"/>
          <table:table-cell table:style-name="ce26" office:value-type="string" calcext:value-type="string" table:number-columns-spanned="8" table:number-rows-spanned="1">
            <text:p><text:a xlink:href="https://reprapworld.nl/products/mechanical/screws_nuts_and_washers/nuts/nylon_lock/moer_m5_borgmoer/" xlink:type="simple">https://reprapworld.nl/products/mechanical/screws_nuts_and_washers/nuts/nylon_lock/moer_m5_borgmoer/</text:a></text:p>
          </table:table-cell>
          <table:covered-table-cell table:number-columns-repeated="7"/>
          <table:table-cell table:style-name="ce1"/>
          <table:table-cell table:number-columns-repeated="1007"/>
        </table:table-row>
        <table:table-row table:style-name="ro1">
          <table:table-cell table:style-name="ce3" office:value-type="string" calcext:value-type="string">
            <text:p>M5 washer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M5 DIN 125A</text:p>
          </table:table-cell>
          <table:table-cell table:style-name="ce7" office:value-type="float" office:value="0.04" calcext:value-type="float">
            <text:p>0.04</text:p>
          </table:table-cell>
          <table:table-cell/>
          <table:table-cell table:style-name="ce21"/>
          <table:table-cell table:style-name="ce26" office:value-type="string" calcext:value-type="string" table:number-columns-spanned="8" table:number-rows-spanned="1">
            <text:p><text:a xlink:href="https://reprapworld.nl/products/mechanical/screws_nuts_and_washers/washers/sluitring_m5_normaal/" xlink:type="simple">https://reprapworld.nl/products/mechanical/screws_nuts_and_washers/washers/sluitring_m5_normaal/</text:a></text:p>
          </table:table-cell>
          <table:covered-table-cell table:number-columns-repeated="7"/>
          <table:table-cell table:style-name="ce1"/>
          <table:table-cell table:number-columns-repeated="1007"/>
        </table:table-row>
        <table:table-row table:style-name="ro1">
          <table:table-cell table:style-name="ce3" office:value-type="string" calcext:value-type="string">
            <text:p>Eccentric spacer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stock</text:p>
          </table:table-cell>
          <table:table-cell table:style-name="ce7" office:value-type="float" office:value="2.3" calcext:value-type="float">
            <text:p>2.3</text:p>
          </table:table-cell>
          <table:table-cell/>
          <table:table-cell table:style-name="ce21"/>
          <table:table-cell table:style-name="ce26" office:value-type="string" calcext:value-type="string" table:number-columns-spanned="7" table:number-rows-spanned="1">
            <text:p><text:a xlink:href="https://iprototype.nl/products/accessoires/construction/v-slot-eccentric-spacer" xlink:type="simple">https://iprototype.nl/products/accessoires/construction/v-slot-eccentric-spacer</text:a></text:p>
          </table:table-cell>
          <table:covered-table-cell table:number-columns-repeated="6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5" office:value-type="string" calcext:value-type="string">
            <text:p>M5 bolt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35 mm / DIN933</text:p>
          </table:table-cell>
          <table:table-cell table:style-name="ce9" office:value-type="float" office:value="0.1" calcext:value-type="float">
            <text:p>0.1</text:p>
          </table:table-cell>
          <table:table-cell/>
          <table:table-cell table:style-name="ce22"/>
          <table:table-cell table:style-name="ce27" office:value-type="string" calcext:value-type="string">
            <text:p><text:a xlink:href="https://www.zamro.nl/product/81E0C/d933-rvs-a2-tapbout-m5x35-200" xlink:type="simple">https://www.zamro.nl/product/81E0C/d933-rvs-a2-tapbout-m5x35-200</text:a></text:p>
          </table:table-cell>
          <table:table-cell table:style-name="ce30" office:value-type="string" calcext:value-type="string" table:number-columns-spanned="5" table:number-rows-spanned="1">
            <text:p>Check sizing for all bolts with eccentric spacers</text:p>
          </table:table-cell>
          <table:covered-table-cell table:number-columns-repeated="4"/>
          <table:table-cell table:style-name="ce1" table:number-columns-repeated="3"/>
          <table:table-cell table:number-columns-repeated="1007"/>
        </table:table-row>
        <table:table-row table:style-name="ro1">
          <table:table-cell table:style-name="ce6" office:value-type="string" calcext:value-type="string">
            <text:p>Wheel module Z-axis normal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/>
          <table:table-cell table:style-name="ce7" table:number-columns-repeated="2"/>
          <table:table-cell/>
          <table:table-cell table:style-name="ce12" office:value-type="float" office:value="9.48" calcext:value-type="float">
            <text:p>€9.48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4" office:value-type="string" calcext:value-type="string">
            <text:p>wheel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23 mm outer</text:p>
          </table:table-cell>
          <table:table-cell table:style-name="ce8" office:value-type="float" office:value="2.72" calcext:value-type="float">
            <text:p>2.72</text:p>
          </table:table-cell>
          <table:table-cell/>
          <table:table-cell table:style-name="ce20"/>
          <table:table-cell table:style-name="ce24" office:value-type="string" calcext:value-type="string" table:number-columns-spanned="8" table:number-rows-spanned="1">
            <text:p><text:a xlink:href="https://reprapworld.nl/products/mechanisch/kogellagers/625zz_shielded_ball_bearing_23_mm_nylon_wheel/" xlink:type="simple">https://reprapworld.nl/products/mechanisch/kogellagers/625zz_shielded_ball_bearing_23_mm_nylon_wheel/</text:a></text:p>
          </table:table-cell>
          <table:covered-table-cell table:number-columns-repeated="7"/>
          <table:table-cell table:style-name="ce1"/>
          <table:table-cell table:number-columns-repeated="1007"/>
        </table:table-row>
        <table:table-row table:style-name="ro1">
          <table:table-cell table:style-name="ce3" office:value-type="string" calcext:value-type="string">
            <text:p>bearing included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5 mm inner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ce21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3" office:value-type="string" calcext:value-type="string">
            <text:p>M5 lock nut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M5 DIN 985</text:p>
          </table:table-cell>
          <table:table-cell table:style-name="ce7" office:value-type="float" office:value="0.04" calcext:value-type="float">
            <text:p>0.04</text:p>
          </table:table-cell>
          <table:table-cell/>
          <table:table-cell table:style-name="ce21"/>
          <table:table-cell table:style-name="ce26" office:value-type="string" calcext:value-type="string" table:number-columns-spanned="8" table:number-rows-spanned="1">
            <text:p><text:a xlink:href="https://reprapworld.nl/products/mechanical/screws_nuts_and_washers/nuts/nylon_lock/moer_m5_borgmoer/" xlink:type="simple">https://reprapworld.nl/products/mechanical/screws_nuts_and_washers/nuts/nylon_lock/moer_m5_borgmoer/</text:a></text:p>
          </table:table-cell>
          <table:covered-table-cell table:number-columns-repeated="7"/>
          <table:table-cell table:style-name="ce1"/>
          <table:table-cell table:number-columns-repeated="1007"/>
        </table:table-row>
        <table:table-row table:style-name="ro1">
          <table:table-cell table:style-name="ce3" office:value-type="string" calcext:value-type="string">
            <text:p>M5 washer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M5 DIN 125A</text:p>
          </table:table-cell>
          <table:table-cell table:style-name="ce7" office:value-type="float" office:value="0.04" calcext:value-type="float">
            <text:p>0.04</text:p>
          </table:table-cell>
          <table:table-cell/>
          <table:table-cell table:style-name="ce21"/>
          <table:table-cell table:style-name="ce26" office:value-type="string" calcext:value-type="string" table:number-columns-spanned="8" table:number-rows-spanned="1">
            <text:p><text:a xlink:href="https://reprapworld.nl/products/mechanical/screws_nuts_and_washers/washers/sluitring_m5_normaal/" xlink:type="simple">https://reprapworld.nl/products/mechanical/screws_nuts_and_washers/washers/sluitring_m5_normaal/</text:a></text:p>
          </table:table-cell>
          <table:covered-table-cell table:number-columns-repeated="7"/>
          <table:table-cell table:style-name="ce1"/>
          <table:table-cell table:number-columns-repeated="1007"/>
        </table:table-row>
        <table:table-row table:style-name="ro1">
          <table:table-cell table:style-name="ce3" office:value-type="string" calcext:value-type="string">
            <text:p>Spacer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5,3*10*5 mm</text:p>
          </table:table-cell>
          <table:table-cell table:style-name="ce7" office:value-type="float" office:value="0.22" calcext:value-type="float">
            <text:p>0.22</text:p>
          </table:table-cell>
          <table:table-cell/>
          <table:table-cell table:style-name="ce21"/>
          <table:table-cell table:style-name="ce27" office:value-type="string" calcext:value-type="string">
            <text:p><text:a xlink:href="https://www.mparts.nl/afstandsbus-rond-ca0158020500" xlink:type="simple">https://www.mparts.nl/afstandsbus-rond-ca0158020500</text:a></text:p>
          </table:table-cell>
          <table:table-cell table:style-name="ce29" office:value-type="string" calcext:value-type="string" table:number-columns-spanned="7" table:number-rows-spanned="1">
            <text:p>Shown as eccentric spacers in the CAD file. Needs to be adjusted.</text:p>
          </table:table-cell>
          <table:covered-table-cell table:number-columns-repeated="6"/>
          <table:table-cell table:style-name="ce1"/>
          <table:table-cell table:number-columns-repeated="1007"/>
        </table:table-row>
        <table:table-row table:style-name="ro1">
          <table:table-cell table:style-name="ce5" office:value-type="string" calcext:value-type="string">
            <text:p>M5 bolt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35 mm / DIN933</text:p>
          </table:table-cell>
          <table:table-cell table:style-name="ce9" office:value-type="float" office:value="0.1" calcext:value-type="float">
            <text:p>0.1</text:p>
          </table:table-cell>
          <table:table-cell/>
          <table:table-cell table:style-name="ce22"/>
          <table:table-cell table:style-name="ce26" office:value-type="string" calcext:value-type="string" table:number-columns-spanned="6" table:number-rows-spanned="1">
            <text:p><text:a xlink:href="https://www.zamro.nl/product/81E0C/d933-rvs-a2-tapbout-m5x35-200" xlink:type="simple">https://www.zamro.nl/product/81E0C/d933-rvs-a2-tapbout-m5x35-200</text:a></text:p>
          </table:table-cell>
          <table:covered-table-cell table:number-columns-repeated="5"/>
          <table:table-cell table:style-name="ce1" table:number-columns-repeated="3"/>
          <table:table-cell table:number-columns-repeated="1007"/>
        </table:table-row>
        <table:table-row table:style-name="ro1" table:number-rows-repeated="5">
          <table:table-cell table:number-columns-repeated="16"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style-name="ce7" table:number-columns-repeated="7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2" office:value-type="string" calcext:value-type="string">
            <text:p>Electronics (central)</text:p>
          </table:table-cell>
          <table:table-cell table:style-name="ce7" table:number-columns-repeated="7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 office:value-type="string" calcext:value-type="string">
            <text:p>Electric box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7" table:number-columns-repeated="3"/>
          <table:table-cell table:style-name="ce23" table:formula="of:=IF(AND([.C128];[.F128]);[.C128]*[.F128]+[.G128];&quot;&quot;)" office:value-type="float" office:value="0" calcext:value-type="float">
            <office:annotation draw:style-name="gr2" draw:text-style-name="P2" svg:width="384.75pt" svg:height="42.72pt" svg:x="790.5pt" svg:y="2023.51pt" draw:caption-point-x="-11.54pt" draw:caption-point-y="-22.99pt">
              <dc:date>2018-08-16T00:00:00</dc:date>
              <text:p text:style-name="P1">I added a simple formula. It may be expanded above when the units are revised</text:p>
              <text:p text:style-name="P1"><text:tab/>-Manolis Karamousadakis</text:p>
            </office:annotation>
            <text:p>€0.00</text:p>
          </table:table-cell>
          <table:table-cell table:style-name="ce1"/>
          <table:table-cell table:style-name="ce1" office:value-type="string" calcext:value-type="string">
            <text:p>Can be 3D printed</text:p>
          </table:table-cell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1" office:value-type="string" calcext:value-type="string">
            <text:p>CNC Hat w/sockets for external drivers 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7" table:number-columns-repeated="3"/>
          <table:table-cell table:style-name="ce23" table:formula="of:=IF(AND([.C129];[.F129]);[.C129]*[.F129]+[.G129];&quot;&quot;)" office:value-type="float" office:value="0" calcext:value-type="float">
            <text:p>€0.00</text:p>
          </table:table-cell>
          <table:table-cell table:style-name="ce25" office:value-type="string" calcext:value-type="string">
            <text:p><text:a xlink:href="https://www.ebay.com/itm/Raspberry-Pi-CNC-Hat-V2-60-GRBL-v1-1-Compatible-Extra-Options/272596155477?hash=item3f77ff3c55:m:mzoaCyNiTGpqipkDN6-2vtA&amp;var=571713892315" xlink:type="simple">https://www.ebay.com/itm/Raspberry-Pi-CNC-Hat-V2-60-GRBL-v1-1-Compatible-Extra-Options/272596155477?hash=item3f77ff3c55:m:mzoaCyNiTGpqipkDN6-2vtA&amp;var=571713892315</text:a></text:p>
          </table:table-cell>
          <table:table-cell table:style-name="ce1" office:value-type="string" calcext:value-type="string">
            <text:p>Stick with grbl for now. I personally used the "CNC shield" over Arduino but I propose the "CNC Hat" over Raspberry Pi.</text:p>
          </table:table-cell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1" office:value-type="string" calcext:value-type="string">
            <text:p>Raspberry Pi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7"/>
          <table:table-cell table:style-name="ce7" office:value-type="float" office:value="40" calcext:value-type="float">
            <text:p>40</text:p>
          </table:table-cell>
          <table:table-cell table:style-name="ce7"/>
          <table:table-cell table:style-name="ce23" table:formula="of:=IF(AND([.C130];[.F130]);[.C130]*[.F130]+[.G130];&quot;&quot;)" office:value-type="float" office:value="40" calcext:value-type="float">
            <text:p>€40.00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 office:value-type="string" calcext:value-type="string">
            <text:p>Stepper Drivers TB660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5pack</text:p>
          </table:table-cell>
          <table:table-cell table:style-name="ce7"/>
          <table:table-cell table:style-name="ce13" office:value-type="float" office:value="25.64" calcext:value-type="float">
            <text:p>25.64</text:p>
          </table:table-cell>
          <table:table-cell table:style-name="ce7" office:value-type="float" office:value="3.72" calcext:value-type="float">
            <text:p>3.72</text:p>
          </table:table-cell>
          <table:table-cell table:style-name="ce23" table:formula="of:=IF(AND([.C131];[.F131]);[.C131]*[.F131]+[.G131];&quot;&quot;)" office:value-type="float" office:value="29.36" calcext:value-type="float">
            <text:p>€29.36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 office:value-type="string" calcext:value-type="string">
            <text:p>wire</text:p>
          </table:table-cell>
          <table:table-cell table:style-name="ce7"/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meter</text:p>
          </table:table-cell>
          <table:table-cell table:style-name="ce7" office:value-type="string" calcext:value-type="string">
            <text:p>4pin 22awg</text:p>
          </table:table-cell>
          <table:table-cell table:style-name="ce7" office:value-type="float" office:value="0.8" calcext:value-type="float">
            <text:p>0.8</text:p>
          </table:table-cell>
          <table:table-cell table:style-name="ce7"/>
          <table:table-cell table:style-name="ce23" table:formula="of:=IF(AND([.C132];[.F132]);[.C132]*[.F132]+[.G132];&quot;&quot;)" office:value-type="float" office:value="16" calcext:value-type="float">
            <text:p>€16.00</text:p>
          </table:table-cell>
          <table:table-cell table:style-name="ce1"/>
          <table:table-cell table:style-name="ce1" office:value-type="string" calcext:value-type="string">
            <text:p>estimation on length</text:p>
          </table:table-cell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1" office:value-type="string" calcext:value-type="string">
            <text:p>wires for raspberry Pi?? Power,VGA?</text:p>
          </table:table-cell>
          <table:table-cell table:style-name="ce7" table:number-columns-repeated="7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 office:value-type="string" calcext:value-type="string">
            <text:p>Monitor?</text:p>
          </table:table-cell>
          <table:table-cell table:style-name="ce7" table:number-columns-repeated="7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 office:value-type="string" calcext:value-type="string">
            <text:p>Torch Height Control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Proma SD</text:p>
          </table:table-cell>
          <table:table-cell table:style-name="ce7" office:value-type="float" office:value="238" calcext:value-type="float">
            <text:p>238</text:p>
          </table:table-cell>
          <table:table-cell table:style-name="ce7" table:number-columns-repeated="2"/>
          <table:table-cell table:style-name="ce25" office:value-type="string" calcext:value-type="string">
            <text:p><text:a xlink:href="http://proma-elektronika.com/index.php/en/products/thc-torch-height-control/compact-thc-sd" xlink:type="simple">http://proma-elektronika.com/index.php/en/products/thc-torch-height-control/compact-thc-sd</text:a></text:p>
          </table:table-cell>
          <table:table-cell table:style-name="ce1" table:number-columns-repeated="8"/>
          <table:table-cell table:number-columns-repeated="1007"/>
        </table:table-row>
        <table:table-row table:style-name="ro1">
          <table:table-cell table:style-name="ce1"/>
          <table:table-cell table:style-name="ce7" table:number-columns-repeated="7"/>
          <table:table-cell table:style-name="ce1" table:number-columns-repeated="9"/>
          <table:table-cell table:number-columns-repeated="1007"/>
        </table:table-row>
        <table:table-row table:style-name="ro1" table:number-rows-repeated="457">
          <table:table-cell table:style-name="ce1"/>
          <table:table-cell table:style-name="ce7" table:number-columns-repeated="7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 table:number-columns-repeated="17"/>
          <table:table-cell table:number-columns-repeated="1007"/>
        </table:table-row>
        <table:table-row table:style-name="ro1" table:number-rows-repeated="184">
          <table:table-cell table:style-name="ce1" table:number-columns-repeated="17"/>
          <table:table-cell table:number-columns-repeated="1007"/>
        </table:table-row>
        <table:table-row table:style-name="ro2" table:number-rows-repeated="10477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€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4" meta:object-count="0"/>
    <meta:generator>LibreOfficeDev/5.1.0.3$Linux_X86_64 LibreOffice_project/</meta:generator>
  </office:meta>
</office:document-meta>
</file>